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fo:background-color="#ffff00" style:font-size-asian="18pt" style:font-size-complex="18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3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9" style:family="paragraph" style:parent-style-name="Table_20_Heading">
      <style:text-properties fo:font-size="12pt" style:font-size-asian="12pt" style:font-size-complex="12pt"/>
    </style:style>
    <style:style style:name="P140" style:family="paragraph" style:parent-style-name="Table_20_Contents"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4" style:family="paragraph" style:parent-style-name="Table_20_Contents">
      <style:text-properties fo:font-size="12p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69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1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2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4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8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93" style:family="paragraph" style:parent-style-name="Table_20_Contents" style:list-style-name="L36">
      <style:paragraph-properties fo:text-align="justify" style:justify-single-word="false"/>
    </style:style>
    <style:style style:name="P19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195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6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7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8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9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0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01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9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0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9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7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8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9" style:family="paragraph" style:parent-style-name="Standard" style:list-style-name="L8">
      <style:text-properties fo:language="en" fo:country="US" style:text-underline-style="none"/>
    </style:style>
    <style:style style:name="P240" style:family="paragraph" style:parent-style-name="Standard" style:list-style-name="L10"/>
    <style:style style:name="P241" style:family="paragraph" style:parent-style-name="Standard" style:list-style-name="L38">
      <style:text-properties fo:font-size="12pt" style:font-size-asian="12pt" style:font-size-complex="12pt"/>
    </style:style>
    <style:style style:name="P242" style:family="paragraph" style:parent-style-name="Standard" style:list-style-name="L57">
      <style:text-properties fo:font-size="12pt" style:font-size-asian="12pt" style:font-size-complex="12pt"/>
    </style:style>
    <style:style style:name="P243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44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45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46" style:family="paragraph" style:parent-style-name="Standard" style:list-style-name="L51"/>
    <style:style style:name="P247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48" style:family="paragraph" style:parent-style-name="Standard" style:list-style-name="L54"/>
    <style:style style:name="P249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0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56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25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25" style:family="text">
      <style:text-properties style:font-name-asian="Liberation Sans2" style:font-name-complex="Liberation Sans2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style:font-name="Liberation Sans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4">Рабочая среда</text:p>
          </table:table-cell>
          <table:table-cell table:style-name="Таблица1.A1" office:value-type="string">
            <text:p text:style-name="P146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8">любой терминал (xterm, rxvt, mrxvt, ...)</text:p>
      <text:p text:style-name="P8"/>
      <text:p text:style-name="P8">Windows:</text:p>
      <text:list xml:id="list10466268421" text:style-name="L1">
        <text:list-item>
          <text:p text:style-name="P195">установить Ruby для Windows, запускать через виндозный cmd</text:p>
          <text:p text:style-name="P195">&gt;&gt;&gt; показать Start/Run/cmd</text:p>
        </text:list-item>
        <text:list-item>
          <text:p text:style-name="P195">установить cygwin и получить линукс под виндой</text:p>
        </text:list-item>
        <text:list-item>
          <text:p text:style-name="P195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317058337" text:style-name="L2">
        <text:list-item>
          <text:p text:style-name="P196">установка</text:p>
        </text:list-item>
        <text:list-item>
          <text:p text:style-name="P196">удаление</text:p>
        </text:list-item>
        <text:list-item>
          <text:p text:style-name="P196">обновление</text:p>
        </text:list-item>
        <text:list-item>
          <text:p text:style-name="P196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8">pwd</text:p>
      <text:p text:style-name="P128">ls</text:p>
      <text:p text:style-name="P128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877919166" text:style-name="L3">
        <text:list-item>
          <text:p text:style-name="P197">имеющий подсветку синтаксиса для данного языка</text:p>
        </text:list-item>
        <text:list-item>
          <text:p text:style-name="P197">позволяющий задавать <text:span text:style-name="T1">формат конца строки</text:span>.</text:p>
        </text:list-item>
      </text:list>
      <text:p text:style-name="P8"/>
      <text:list xml:id="list2087172625" text:style-name="L4">
        <text:list-item>
          <text:p text:style-name="P198">emacs (swiss army knife)</text:p>
        </text:list-item>
        <text:list-item>
          <text:p text:style-name="P198">sublime text (есть подсказки по языковым конструкциям!)</text:p>
        </text:list-item>
        <text:list-item>
          <text:p text:style-name="P198">Edit Plus</text:p>
        </text:list-item>
        <text:list-item>
          <text:p text:style-name="P198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6">Демонстрация \r</text:p>
      <text:p text:style-name="P8"/>
      <text:p text:style-name="P130"><text:soft-page-break/>&gt; echo -e “hello\r” # отличий не видно</text:p>
      <text:p text:style-name="P130">&gt; echo -e “hello\rH” # =&gt; Hello</text:p>
      <text:p text:style-name="P137"/>
      <text:p text:style-name="P130">&gt; for i in `seq 1 10`; do echo $i; done; echo “”</text:p>
      <text:p text:style-name="P130">&gt; for i in `seq 1 10`; do echo -n $i; done; echo “” <text:s text:c="7"/># =&gt; 12345678910</text:p>
      <text:p text:style-name="P130">&gt; for i in `seq 1 10`; do echo -ne “$i\r”; done; echo “” # =&gt; 10</text:p>
      <text:p text:style-name="P129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785163193" text:style-name="L5">
        <text:list-header>
          <text:p text:style-name="P249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370245299" text:style-name="L6">
        <text:list-header>
          <text:p text:style-name="P250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4"/>
      <text:p text:style-name="P75"/>
      <text:p text:style-name="P10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4">Консоль Руби </text:p>
            <text:p text:style-name="P144">Встроенная документация по руби</text:p>
            <text:p text:style-name="P144">Переменные</text:p>
            <text:p text:style-name="P144">Всякое разное</text:p>
          </table:table-cell>
          <table:table-cell table:style-name="Table1.A1" office:value-type="string">
            <text:p text:style-name="P146">Занятие 2</text:p>
            <text:p text:style-name="P146">(60 мин)</text:p>
          </table:table-cell>
        </table:table-row>
      </table:table>
      <text:p text:style-name="P75"/>
      <text:p text:style-name="P75">Ruby</text:p>
      <text:p text:style-name="P75"/>
      <text:p text:style-name="P76">slides: ruby.odp</text:p>
      <text:p text:style-name="P76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7">ruby-1.9.2-p290</text:p>
      <text:p text:style-name="P127">ruby-1.9.3-p448 </text:p>
      <text:p text:style-name="P127">ruby-1.9.3-rc1 </text:p>
      <text:p text:style-name="P127">ruby-2.0.0-p247 </text:p>
      <text:p text:style-name="P127"/>
      <text:p text:style-name="P22">где применяется ruby</text:p>
      <text:p text:style-name="P22"/>
      <text:list xml:id="list1296382844" text:style-name="L7">
        <text:list-item>
          <text:p text:style-name="P218">консольные утилиты </text:p>
        </text:list-item>
      </text:list>
      <text:list xml:id="list127981534" text:style-name="L8">
        <text:list-item>
          <text:p text:style-name="P239"><text:span text:style-name="T8">gui (tk) –</text:span><text:span text:style-name="T8"> Oh, no!</text:span></text:p>
        </text:list-item>
        <text:list-item>
          <text:p text:style-name="P219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4">"hello"[0] <text:s text:c="3"/>#=&gt; 104</text:p>
      <text:p text:style-name="P124"/>
      <text:p text:style-name="P83">ruby 1.9.x и 2.0.0</text:p>
      <text:p text:style-name="P83"/>
      <text:p text:style-name="P124">"hello"[0] <text:s text:c="3"/>#=&gt; “h”</text:p>
      <text:p text:style-name="P127"/>
      <text:p text:style-name="P90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8">irb – интерактивный руби </text:span><text:span text:style-name="T8">(REPL - read, evaluate, print, loop)</text:span></text:p>
      <text:p text:style-name="P27"/>
      <text:p text:style-name="P42"><text:span text:style-name="T8">&gt;&gt;&gt; Демонстрация, </text:span><text:span text:style-name="T8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4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5"/>
      <text:p text:style-name="P125">9/4 <text:s text:c="14"/>#=&gt;2 <text:s text:c="2"/>удивлены?</text:p>
      <text:p text:style-name="P125">9.0/4 <text:s text:c="11"/>#=&gt;2.25 <text:s text:c="2"/># floating p</text:p>
      <text:p text:style-name="P85">&gt;&gt;&gt; 9.to_f/4 <text:s text:c="10"/>#=&gt;2.25 <text:s text:c="2"/># более удобная альтернатива, вызвав у целого числа метод to_f, (to float)</text:p>
      <text:p text:style-name="P125">“oo” + “ps” <text:s text:c="6"/>#=&gt;”oops” <text:s/># конкатенация строк</text:p>
      <text:p text:style-name="P125">puts “hello, world!” <text:s/># печатает, но <text:span text:style-name="T1">возвращает</text:span> nil</text:p>
      <text:p text:style-name="P85"/>
      <text:p text:style-name="P85">&gt;&gt;&gt; a <text:s/>= puts “hello”</text:p>
      <text:p text:style-name="P85">&gt;&gt;&gt; a #=&gt; nil</text:p>
      <text:p text:style-name="P125">num = 6+3</text:p>
      <text:p text:style-name="P125">num += 2</text:p>
      <text:p text:style-name="P125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8">Полезные </text:span><text:span text:style-name="T8">утилиты – ri</text:span></text:p>
      <text:p text:style-name="P35"/>
      <text:p text:style-name="P42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7"/>
      <text:p text:style-name="P124">&gt;ri --help</text:p>
      <text:p text:style-name="P124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10">&gt;&gt;&gt; <text:span text:style-name="T12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2">Имена </text:span><text:span text:style-name="T12">переменных и констант состоят из:</text:span></text:p>
      <text:list xml:id="list1262123082" text:style-name="L9">
        <text:list-item>
          <text:p text:style-name="P220">буквы</text:p>
        </text:list-item>
        <text:list-item>
          <text:p text:style-name="P220">цифры (не может быть первой)</text:p>
        </text:list-item>
        <text:list-item>
          <text:p text:style-name="P220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3">&gt;puts RUBY_VERSION</text:p>
      <text:p text:style-name="P89"/>
      <text:p text:style-name="P89">полезные константы: STDOUT, STDERR</text:p>
      <text:p text:style-name="P89"/>
      <text:p text:style-name="P89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4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4">Типы данных</text:p>
            <text:p text:style-name="P144">Операции:</text:p>
            <text:p text:style-name="P144"><text:s/>* интерполяция</text:p>
            <text:p text:style-name="P144"><text:s/>* regular expression matching</text:p>
            <text:p text:style-name="P144">управляющие структуры</text:p>
            <text:p text:style-name="P144"><text:s/>* if</text:p>
            <text:p text:style-name="P144"><text:s/>* while</text:p>
          </table:table-cell>
          <table:table-cell table:style-name="Таблица2.A1" office:value-type="string">
            <text:p text:style-name="P146">Занятие 3</text:p>
            <text:p text:style-name="P146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1203772485" text:style-name="L10">
        <text:list-item>
          <text:p text:style-name="P221">что такое irb и ri?</text:p>
        </text:list-item>
        <text:list-item>
          <text:p text:style-name="P221">в hello.upcase, как называется часть upcase (ответ: метод)</text:p>
        </text:list-item>
        <text:list-item>
          <text:p text:style-name="P221">какая разница между # и . перед названием метода при обращении в ri: например String#upcase и String.new</text:p>
        </text:list-item>
        <text:list-item>
          <text:p text:style-name="P221">Чем отличаются переменные от констант</text:p>
        </text:list-item>
        <text:list-item>
          <text:p text:style-name="P221">Как именуются переменные, каким регулярным выражением вы бы это описали. Ответ: [_a-z][A-Za-z_0-9]</text:p>
        </text:list-item>
        <text:list-item>
          <text:p text:style-name="P240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40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865083454" text:style-name="L11">
        <text:list-item>
          <text:p text:style-name="P222">допустимые значения и свойства</text:p>
        </text:list-item>
        <text:list-item>
          <text:p text:style-name="P222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488845373" text:style-name="L12">
        <text:list-item>
          <text:p text:style-name="P223">численные: Integer, Float, Fixnum (&lt;Integer), Bignum (&lt;Integer), Numeric</text:p>
        </text:list-item>
        <text:list-item>
          <text:p text:style-name="P223">строковые String</text:p>
        </text:list-item>
        <text:list-item>
          <text:p text:style-name="P223">логические (булевские = boolean): FalseClass, TrueClass</text:p>
        </text:list-item>
        <text:list-item>
          <text:p text:style-name="P228">File, IO, Symbol</text:p>
        </text:list-item>
        <text:list-item>
          <text:p text:style-name="P228">Array</text:p>
        </text:list-item>
        <text:list-item>
          <text:p text:style-name="P228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633928900" text:style-name="L13">
        <text:list-item>
          <text:p text:style-name="P224">Dictionary, PartOfSpeechDictionary</text:p>
        </text:list-item>
        <text:list-item>
          <text:p text:style-name="P224">Sentence</text:p>
        </text:list-item>
        <text:list-item>
          <text:p text:style-name="P224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1416279481" text:style-name="L14">
        <text:list-item>
          <text:p text:style-name="P225">динамическая типизация (shell, awk, ruby, python,...) /dynamically typed language/</text:p>
        </text:list-item>
        <text:list-item>
          <text:p text:style-name="P225">статическая типизация (С, Java)</text:p>
        </text:list-item>
      </text:list>
      <text:p text:style-name="P24"/>
      <text:p text:style-name="P24">При статической типизации</text:p>
      <text:list xml:id="list1460670858" text:style-name="L15">
        <text:list-item>
          <text:p text:style-name="P226">тип переменной задается сразу</text:p>
          <text:p text:style-name="P258">пример в C: int a = 20</text:p>
        </text:list-item>
        <text:list-item>
          <text:p text:style-name="P226">тип переменной нельзя изменить в процессе работы</text:p>
        </text:list-item>
      </text:list>
      <text:p text:style-name="P138">пример: a = “now this is a string” </text:p>
      <text:list xml:id="list849785200" text:continue-numbering="true" text:style-name="L15">
        <text:list-header>
          <text:p text:style-name="P256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687656043" text:style-name="L16">
        <text:list-item>
          <text:list>
            <text:list-item>
              <text:p text:style-name="P227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3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6">Здесь слайд 30: if-elsif-elsif-elsif-else-end</text:p>
      <text:p text:style-name="P86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3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32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3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19">expression-that-is-</text:span><text:span text:style-name="T17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31">i=0, j=0 </text:p>
      <text:p text:style-name="P131">i=1, j=1 </text:p>
      <text:p text:style-name="P131">i=2, j=3 </text:p>
      <text:p text:style-name="P47">&gt;&gt;&gt; Почему цикл не пошел на следующую итерацию?</text:p>
      <text:p text:style-name="P131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D2" office:value-type="string">
            <text:p text:style-name="P140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32">String#chomp String#chomp!</text:p>
      <text:p text:style-name="P132">String#chop <text:s text:c="3"/>String#chop!</text:p>
      <text:p text:style-name="P132">String#strip <text:s text:c="4"/>String#strip!</text:p>
      <text:p text:style-name="P83"/>
      <text:p text:style-name="P87">Задание test_numbers.rb</text:p>
      <text:p text:style-name="P87"/>
      <text:p text:style-name="P83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3"/>
      <text:p text:style-name="P83"/>
      <text:p text:style-name="P27"/>
      <text:p text:style-name="P16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4">Решение задач</text:p>
          </table:table-cell>
          <table:table-cell table:style-name="Table2.A1" office:value-type="string">
            <text:p text:style-name="P146">Занятие 4</text:p>
            <text:p text:style-name="P146">(60 мин)</text:p>
          </table:table-cell>
        </table:table-row>
      </table:table>
      <text:p text:style-name="P27"/>
      <text:p text:style-name="P27">Вопросы:</text:p>
      <text:p text:style-name="P27"/>
      <text:list xml:id="list502570259" text:style-name="L17">
        <text:list-item>
          <text:p text:style-name="P229">На что влияет тип данных?</text:p>
        </text:list-item>
        <text:list-item>
          <text:p text:style-name="P229">Как Руби знает, к какому типу относится тот или иной программный объект?</text:p>
        </text:list-item>
      </text:list>
      <text:list xml:id="list1367568239" text:style-name="L18">
        <text:list-item>
          <text:p text:style-name="P259">В двойных/одинарных кавычках это … ? – String</text:p>
        </text:list-item>
        <text:list-item>
          <text:p text:style-name="P259">В квадратных скобках это … ? – Array</text:p>
        </text:list-item>
        <text:list-item>
          <text:p text:style-name="P259">В фигурный скобках это ... ? -- Hash</text:p>
        </text:list-item>
        <text:list-item>
          <text:p text:style-name="P259">Как задать диапазон? – .. или ...</text:p>
        </text:list-item>
      </text:list>
      <text:list xml:id="list1560305067" text:continue-list="list502570259" text:style-name="L17">
        <text:list-item>
          <text:p text:style-name="P229">Можно ли изменить тип переменной в программе?</text:p>
        </text:list-item>
        <text:list-item>
          <text:p text:style-name="P229">Назовите некоторые методы, которые преобразуют объект к другому типу? – (to_s, to_i, to_f, to_a)</text:p>
        </text:list-item>
        <text:list-item>
          <text:p text:style-name="P229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9">Что такое интерполяция и где ее использовать?</text:p>
        </text:list-item>
        <text:list-item>
          <text:p text:style-name="P229">Почему оператор условия if называется оператором ветвления?</text:p>
        </text:list-item>
        <text:list-item>
          <text:p text:style-name="P229">Сколько веток и какие могут быть в if?</text:p>
        </text:list-item>
        <text:list-item>
          <text:p text:style-name="P229">Имеет ли значение порядок ветвей в if?</text:p>
        </text:list-item>
        <text:list-item>
          <text:p text:style-name="P229">Назовите операторы сравнения: </text:p>
        </text:list-item>
      </text:list>
      <text:list xml:id="list188961706" text:style-name="L19">
        <text:list-item>
          <text:p text:style-name="P260">ответ: &lt; &gt; == !=</text:p>
        </text:list-item>
      </text:list>
      <text:list xml:id="list1889684438" text:continue-list="list1560305067" text:style-name="L17">
        <text:list-item>
          <text:p text:style-name="P229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9">Почему то, что возвращает оператор =~ , можно использовать в условии?</text:p>
        </text:list-item>
        <text:list-item>
          <text:p text:style-name="P229">Что у руби является true и что false?</text:p>
        </text:list-item>
        <text:list-item>
          <text:p text:style-name="P229">Зачем нужны циклы?</text:p>
        </text:list-item>
        <text:list-item>
          <text:p text:style-name="P229">При каком условии выполняется тело цикла while? Сколько раз он выполняется?</text:p>
        </text:list-item>
        <text:list-item>
          <text:p text:style-name="P229">Когда заканчивается цикл while?</text:p>
        </text:list-item>
        <text:list-item>
          <text:p text:style-name="P229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68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0"/>
          </table:table-cell>
          <table:covered-table-cell/>
          <table:table-cell table:style-name="Table3.A1" table:number-columns-spanned="2" office:value-type="string">
            <text:p text:style-name="P141">Gold corpus</text:p>
          </table:table-cell>
          <table:covered-table-cell/>
          <table:table-cell table:style-name="Table3.E1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1">True (<text:span text:style-name="T22">NP</text:span>)</text:p>
          </table:table-cell>
          <table:table-cell table:style-name="Table3.C2" office:value-type="string">
            <text:p text:style-name="P141">False (<text:span text:style-name="T22">non-NP</text:span>)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table:number-rows-spanned="2" office:value-type="string">
            <text:p text:style-name="P140">Auto</text:p>
          </table:table-cell>
          <table:table-cell table:style-name="Table3.C2" office:value-type="string">
            <text:p text:style-name="P140">Positive (<text:span text:style-name="T20">NP</text:span>)</text:p>
          </table:table-cell>
          <table:table-cell table:style-name="Table3.C2" office:value-type="string">
            <text:p text:style-name="P140">tp: <text:span text:style-name="T20">NP</text:span> = <text:span text:style-name="T22">NP</text:span></text:p>
          </table:table-cell>
          <table:table-cell table:style-name="Table3.C2" office:value-type="string">
            <text:p text:style-name="P140">fp: <text:span text:style-name="T20">NP</text:span> != <text:span text:style-name="T22">non-NP</text:span></text:p>
          </table:table-cell>
          <table:table-cell table:style-name="Table3.E2" office:value-type="string">
            <text:p text:style-name="P140">--&gt; precision</text:p>
          </table:table-cell>
        </table:table-row>
        <table:table-row>
          <table:covered-table-cell/>
          <table:table-cell table:style-name="Table3.C2" office:value-type="string">
            <text:p text:style-name="P140">Negative (<text:span text:style-name="T20">non-NP</text:span>)</text:p>
          </table:table-cell>
          <table:table-cell table:style-name="Table3.C2" office:value-type="string">
            <text:p text:style-name="P140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40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>--&gt; recall</text:p>
          </table:table-cell>
          <table:table-cell table:style-name="Table3.C2" office:value-type="string">
            <text:p text:style-name="P140"/>
          </table:table-cell>
          <table:table-cell table:style-name="Table3.E2" office:value-type="string">
            <text:p text:style-name="P140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1">Сравнение</text:p>
          </table:table-cell>
          <table:table-cell table:style-name="Table4.A1" office:value-type="string">
            <text:p text:style-name="P141">Gold</text:p>
          </table:table-cell>
          <table:table-cell table:style-name="Table4.A1" office:value-type="string">
            <text:p text:style-name="P141">Auto</text:p>
          </table:table-cell>
          <table:table-cell table:style-name="Table4.D1" office:value-type="string">
            <text:p text:style-name="P141">Класс</text:p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3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</table:table>
      <text:p text:style-name="P27"/>
      <text:p text:style-name="P124">Accuracy: (tp + tn) / (tp + tn + fp + fn)</text:p>
      <text:p text:style-name="P124"/>
      <text:p text:style-name="P124"/>
      <text:p text:style-name="P124">Precision: tp / (tp + fp)</text:p>
      <text:p text:style-name="P124"/>
      <text:p text:style-name="P124">Recall: tp / (tp + fn)</text:p>
      <text:p text:style-name="P83"/>
      <text:p text:style-name="P108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4">Решение задач</text:p>
            <text:p text:style-name="P144">lesson.04/precision</text:p>
            <text:p text:style-name="P144">lesson.04.tasks/task.{02,03}</text:p>
          </table:table-cell>
          <table:table-cell table:style-name="Table5.A1" office:value-type="string">
            <text:p text:style-name="P146">Занятие 6</text:p>
            <text:p text:style-name="P146">(60 мин)</text:p>
          </table:table-cell>
        </table:table-row>
      </table:table>
      <text:p text:style-name="P27"/>
      <text:p text:style-name="P27">Раздаточный материал:</text:p>
      <text:list xml:id="list160661866" text:style-name="L20">
        <text:list-item>
          <text:p text:style-name="P230">lesson.06.tar.bz2</text:p>
        </text:list-item>
        <text:list-item>
          <text:p text:style-name="P230"/>
        </text:list-item>
        <text:list-item>
          <text:p text:style-name="P230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4">Разбор заданий</text:p>
            <text:p text:style-name="P144">Массивы</text:p>
            <text:p text:style-name="P144"/>
          </table:table-cell>
          <table:table-cell table:style-name="Table6.A1" office:value-type="string">
            <text:p text:style-name="P146">Занятие 7</text:p>
            <text:p text:style-name="P146"/>
          </table:table-cell>
        </table:table-row>
      </table:table>
      <text:p text:style-name="P27"/>
      <text:p text:style-name="P36">Раздаточный материал</text:p>
      <text:p text:style-name="P36"/>
      <text:list xml:id="list234185347" text:style-name="L21">
        <text:list-item>
          <text:p text:style-name="P236">lesson.07.tar.bz2</text:p>
        </text:list-item>
        <text:list-item>
          <text:p text:style-name="P238">dictester.all.tar.bz2 (дапм всего DicTester --all)</text:p>
        </text:list-item>
        <text:list-item>
          <text:p text:style-name="P238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1988824420" text:style-name="L22">
        <text:list-item>
          <text:p text:style-name="P231">правильное VBD заканчиватся на ED: confuse -&gt; confused</text:p>
        </text:list-item>
        <text:list-item>
          <text:p text:style-name="P231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4">Verbs (VB) in dictionary: 11785 </text:p>
      <text:p text:style-name="P124">Regular/irregular VBD: 8948/280 (= 9228 в сумме)</text:p>
      <text:p text:style-name="P27"/>
      <text:p text:style-name="P27">Если есть отличия,</text:p>
      <text:list xml:id="list1486539858" text:style-name="L23">
        <text:list-item>
          <text:p text:style-name="P232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69">p.55 и lesson.14 в старом курсе, можно взять без изменений</text:p>
      <text:p text:style-name="P169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4">letters = [“a”, “b”, “c”, “d”, “e”]</text:p>
      <text:p text:style-name="P134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0">ключ/индекс</text:p>
          </table:table-cell>
          <table:table-cell table:style-name="Table27.B2" office:value-type="string">
            <text:p text:style-name="P140">значение</text:p>
          </table:table-cell>
        </table:table-row>
        <table:table-row>
          <table:table-cell table:style-name="Table27.A3" office:value-type="float" office:value="0">
            <text:p text:style-name="P140">0</text:p>
          </table:table-cell>
          <table:table-cell table:style-name="Table27.B2" office:value-type="string">
            <text:p text:style-name="P140">“a”</text:p>
          </table:table-cell>
        </table:table-row>
        <table:table-row>
          <table:table-cell table:style-name="Table27.A3" office:value-type="float" office:value="1">
            <text:p text:style-name="P140">1</text:p>
          </table:table-cell>
          <table:table-cell table:style-name="Table27.B2" office:value-type="string">
            <text:p text:style-name="P140">“b”</text:p>
          </table:table-cell>
        </table:table-row>
        <table:table-row>
          <table:table-cell table:style-name="Table27.A3" office:value-type="float" office:value="2">
            <text:p text:style-name="P140">2</text:p>
          </table:table-cell>
          <table:table-cell table:style-name="Table27.B2" office:value-type="string">
            <text:p text:style-name="P140">“c”</text:p>
          </table:table-cell>
        </table:table-row>
        <table:table-row>
          <table:table-cell table:style-name="Table27.A3" office:value-type="float" office:value="3">
            <text:p text:style-name="P140">3</text:p>
          </table:table-cell>
          <table:table-cell table:style-name="Table27.B2" office:value-type="string">
            <text:p text:style-name="P140">“d”</text:p>
          </table:table-cell>
        </table:table-row>
        <text:soft-page-break/>
        <table:table-row>
          <table:table-cell table:style-name="Table27.A3" office:value-type="float" office:value="4">
            <text:p text:style-name="P140">4</text:p>
          </table:table-cell>
          <table:table-cell table:style-name="Table27.B2" office:value-type="string">
            <text:p text:style-name="P140">“e”</text:p>
          </table:table-cell>
        </table:table-row>
        <table:table-row>
          <table:table-cell table:style-name="Table27.A3" office:value-type="float" office:value="5">
            <text:p text:style-name="P140">5</text:p>
          </table:table-cell>
          <table:table-cell table:style-name="Table27.B2" office:value-type="string">
            <text:p text:style-name="P140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4">letters[0] #=&gt; “a”</text:p>
      <text:p text:style-name="P134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4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4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4">letters = %w{a b c d e}</text:p>
      <text:p text:style-name="P134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4">letters = Array.new <text:s text:c="2"/># синоним letters = []</text:p>
      <text:p text:style-name="P134"/>
      <text:p text:style-name="P67">Здесь .new это название метода, создающего новый экземпляр массива. Этот метод называется <text:span text:style-name="T18">конструктором</text:span>.</text:p>
      <text:p text:style-name="P67"/>
      <text:p text:style-name="P67">Добавление элемента в конец массива</text:p>
      <text:p text:style-name="P67"/>
      <text:p text:style-name="P134">letters &lt;&lt; “a”</text:p>
      <text:p text:style-name="P134">letters &lt;&lt; “a” &lt;&lt; “b” &lt;&lt; “c”</text:p>
      <text:p text:style-name="P67"/>
      <text:p text:style-name="P67">синонимы</text:p>
      <text:p text:style-name="P134"/>
      <text:p text:style-name="P134">letters.push “k”</text:p>
      <text:p text:style-name="P134">letters.push(“k”, “l”, “m”)</text:p>
      <text:p text:style-name="P134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9"/>
      <text:p text:style-name="P67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5"><text:tab/>letters[1..3] = [1,2] <text:s text:c="2"/>=&gt;<text:span text:style-name="T25"> ["a", 1, 2, "e", "f", "g", "h"]</text:span></text:p>
      <text:p text:style-name="P96"/>
      <text:p text:style-name="P96">Вопрос: Какой вид будет иметь массив после следующих действий?</text:p>
      <text:p text:style-name="P96"/>
      <text:p text:style-name="P96">numbers = (0...10).to_a <text:s text:c="28"/>=&gt; [0, 1, 2, 3, 4, 5, 6, 7, 8, 9]</text:p>
      <text:p text:style-name="P96">numbers[2..4] = [[2, 'dos'], [3, 'tres']]</text:p>
      <text:p text:style-name="P96">numbers <text:s text:c="51"/>=&gt; [0, 1, [2, "dos"], [3, "tres"], 5, 6, 7, 8, 9]</text:p>
      <text:p text:style-name="P8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4">Решение задач</text:p>
            <text:p text:style-name="P144"/>
          </table:table-cell>
          <table:table-cell table:style-name="Table7.A1" office:value-type="string">
            <text:p text:style-name="P146">Занятие 8</text:p>
            <text:p text:style-name="P146">(90 минут)</text:p>
          </table:table-cell>
        </table:table-row>
      </table:table>
      <text:p text:style-name="P178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1578841049" text:style-name="L24">
        <text:list-item>
          <text:p text:style-name="P233">lesson.08.tar.bz2</text:p>
        </text:list-item>
        <text:list-item>
          <text:p text:style-name="P233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390818068" text:style-name="L25">
        <text:list-item>
          <text:p text:style-name="P237">Что есть массив и в чем его отличие от просто переменной?</text:p>
        </text:list-item>
        <text:list-item>
          <text:p text:style-name="P237">Как объявить массив? Зачем объявлять массив?</text:p>
        </text:list-item>
        <text:list-item>
          <text:p text:style-name="P237">Как создать массив? Как создать массив строк?</text:p>
        </text:list-item>
        <text:list-item>
          <text:p text:style-name="P237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7">Как получить содержимое какой-то ячейки массива? И как положить значение в ячейку?</text:p>
        </text:list-item>
        <text:list-item>
          <text:p text:style-name="P237">Можно ли получать или назначать значения сразу нескольким элементам массива?</text:p>
        </text:list-item>
        <text:list-item>
          <text:p text:style-name="P237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7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7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4">Итераторы (в массивах)</text:p>
            <text:p text:style-name="P144">Цикл for</text:p>
            <text:p text:style-name="P144">Другие методы массивов</text:p>
          </table:table-cell>
          <table:table-cell table:style-name="Table8.A1" office:value-type="string">
            <text:p text:style-name="P146">Занятие 9</text:p>
            <text:p text:style-name="P146">(90 минут)</text:p>
          </table:table-cell>
        </table:table-row>
      </table:table>
      <text:p text:style-name="P83"/>
      <text:p text:style-name="P40">Раздаточный материал</text:p>
      <text:p text:style-name="P40"/>
      <text:list xml:id="list633663208" text:style-name="L26">
        <text:list-item>
          <text:p text:style-name="P234">lesson.09.tar.bz2</text:p>
        </text:list-item>
        <text:list-item>
          <text:p text:style-name="P234">колода карт (для объяснения итераторов)</text:p>
        </text:list-item>
      </text:list>
      <text:p text:style-name="P83"/>
      <text:p text:style-name="P88">Вопросы</text:p>
      <text:p text:style-name="P88"/>
      <text:list xml:id="list939771521" text:style-name="L27">
        <text:list-item>
          <text:p text:style-name="P235">Сколько времени в неделю вы тратить на rufsl (ДЗ, повторение слайдов).</text:p>
        </text:list-item>
      </text:list>
      <text:p text:style-name="P84"/>
      <text:p text:style-name="P62">Итераторы</text:p>
      <text:p text:style-name="P46"/>
      <text:p text:style-name="P96">Объяснение работы итераторов на примере карт</text:p>
      <text:p text:style-name="P96"><text:tab/>два человека</text:p>
      <text:p text:style-name="P96"><text:tab/>один - итератор each</text:p>
      <text:p text:style-name="P96"><text:tab/>другой - блок</text:p>
      <text:p text:style-name="P96"><text:tab/>первый - выдает одну карту</text:p>
      <text:p text:style-name="P96"><text:tab/>другой - что-то с ней делает: красные налево, черные направо</text:p>
      <text:p text:style-name="P96"><text:tab/>первый - выдает другую карту</text:p>
      <text:p text:style-name="P96"><text:tab/>другой - ….</text:p>
      <text:p text:style-name="P96"/>
      <text:p text:style-name="P96">То есть, управление поочередно передается от одного метода к другому.</text:p>
      <text:p text:style-name="P96"/>
      <text:p text:style-name="P96">Разобрать итераторы</text:p>
      <text:p text:style-name="P96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8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4">52 words of length 1 </text:p>
      <text:p text:style-name="P134">183 words of length 2 </text:p>
      <text:p text:style-name="P134">838 words of length 3 </text:p>
      <text:p text:style-name="P134"/>
      <text:p text:style-name="P67">ответ: word_lengths/word_lengths_1.rb</text:p>
      <text:p text:style-name="P67"/>
      <text:p text:style-name="P67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7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6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125430771" text:style-name="L28">
        <text:list-item>
          <text:p text:style-name="P199">метод Kernel#load</text:p>
        </text:list-item>
        <text:list-item>
          <text:p text:style-name="P199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19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4">Разбор заданий</text:p>
            <text:p text:style-name="P144">Array#map</text:p>
            <text:p text:style-name="P144"/>
          </table:table-cell>
          <table:table-cell table:style-name="Table9.A1" office:value-type="string">
            <text:p text:style-name="P146">Занятие 10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1844731844" text:style-name="L29">
        <text:list-item>
          <text:p text:style-name="P185">lesson.10.tar.bz2</text:p>
        </text:list-item>
      </text:list>
      <text:p text:style-name="P144"/>
      <text:p text:style-name="P147">Вопросы</text:p>
      <text:p text:style-name="P147"/>
      <text:list xml:id="list978842906" text:style-name="L30">
        <text:list-item>
          <text:p text:style-name="P188">Сколько времени ушло на ДЗ на этой неделе?</text:p>
        </text:list-item>
        <text:list-item>
          <text:p text:style-name="P188">Просмотрели ли презентацию до конца и есть ли вопросы? Что стоит рассмотреть сейчас?</text:p>
        </text:list-item>
        <text:list-item>
          <text:p text:style-name="P188">Что общего в методах, имена которых оканчиваются на знак вопроса?</text:p>
        </text:list-item>
        <text:list-item>
          <text:p text:style-name="P188">О чем говорит знак ! в имени метода?</text:p>
        </text:list-item>
        <text:list-item>
          <text:p text:style-name="P188">Все ли методы, оканчивающиеся на ! изменяют объект, к которому применяются?</text:p>
        </text:list-item>
        <text:list-item>
          <text:p text:style-name="P188">Назовите какие-нибудь методы объектов класса Array? И что они делают?</text:p>
        </text:list-item>
        <text:list-item>
          <text:p text:style-name="P188">Как преобразовать массив к строке (например, чтобы вывести его на печать)? -- to_s и join</text:p>
        </text:list-item>
      </text:list>
      <text:p text:style-name="P144"/>
      <text:p text:style-name="P144"/>
      <text:p text:style-name="P148">Разбор задания word_lengths_1.rb</text:p>
      <text:p text:style-name="P148"/>
      <text:p text:style-name="P150">см. lesson.10/word_lengths/</text:p>
      <text:p text:style-name="P150"/>
      <text:p text:style-name="P149">Результаты могут отличаться в зависимости от того, в какой кодировке приходит текст и как руби распознает эту кодировку.</text:p>
      <text:p text:style-name="P149"/>
      <text:p text:style-name="P149">кодировка файла data/words.txt UTF-8</text:p>
      <text:p text:style-name="P149"/>
      <text:list xml:id="list1283104351" text:style-name="L31">
        <text:list-item>
          <text:p text:style-name="P189">lengths.with_cp1252 - <text:s/>длины вычислены неправильно</text:p>
        </text:list-item>
        <text:list-item>
          <text:p text:style-name="P189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9"/>
      <text:p text:style-name="P148">Разбор задания word_lengths_2.rb</text:p>
      <text:p text:style-name="P148"/>
      <text:p text:style-name="P156">Нарисовать красивую картинку, показывающую структуру данных</text:p>
      <text:p text:style-name="P156"/>
      <text:p text:style-name="P144">Обращение к элементу вложенного массива</text:p>
      <text:p text:style-name="P144"><text:tab/>lengths[i][j]</text:p>
      <text:p text:style-name="P144"/>
      <text:p text:style-name="P148">Разбор задания extract_nth_sentence.rb</text:p>
      <text:p text:style-name="P148"/>
      <text:p text:style-name="P150">Вопросы:</text:p>
      <text:list xml:id="list707172721" text:style-name="L32">
        <text:list-item>
          <text:p text:style-name="P191">Как определить каждое 10е предложение в тексте?</text:p>
        </text:list-item>
        <text:list-item>
          <text:p text:style-name="P191">Нужно ли накапливать предложения?</text:p>
        </text:list-item>
      </text:list>
      <text:p text:style-name="P150"/>
      <text:p text:style-name="P150">Что если использовать остаток от деления? Будет ли тот же результат?</text:p>
      <text:p text:style-name="P150"/>
      <text:p text:style-name="P150"><text:soft-page-break/><text:tab/>c_in % 10 == 0</text:p>
      <text:p text:style-name="P144"/>
      <text:p text:style-name="P144">&gt;&gt;&gt; могут быть отличия из-за 0 % 10 =&gt; 0</text:p>
      <text:p text:style-name="P144"/>
      <text:p text:style-name="P144">показать скрипт extract_nth_sentence_with_options.rb</text:p>
      <text:list xml:id="list1259198926" text:style-name="L33">
        <text:list-item>
          <text:p text:style-name="P186">глобальная переменная @nth</text:p>
        </text:list-item>
        <text:list-item>
          <text:p text:style-name="P186">внешняя библиотека optparse</text:p>
        </text:list-item>
        <text:list-item>
          <text:p text:style-name="P186">опция --help</text:p>
        </text:list-item>
        <text:list-item>
          <text:p text:style-name="P186">опция --each-nth=NUMBER</text:p>
        </text:list-item>
      </text:list>
      <text:p text:style-name="P144"/>
      <text:p text:style-name="P148">Разобрать непонятные слайды</text:p>
      <text:p text:style-name="P148"/>
      <text:p text:style-name="P144">Те слайды, которые были даны на самостоятельное изучение.</text:p>
      <text:p text:style-name="P144"/>
      <text:p text:style-name="P148">Отображение множества</text:p>
      <text:p text:style-name="P148"/>
      <text:p text:style-name="P151">Картинка 1: два множества, слева символы в нижнем регистре, справа - в верхнем</text:p>
      <text:p text:style-name="P152"/>
      <text:p text:style-name="P152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1">Картинка 2: два множества, слева слова, справа - длины слов (есть повторы)</text:p>
      <text:p text:style-name="P151"/>
      <text:p text:style-name="P152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2"/>
      <text:list xml:id="list976837552" text:style-name="L34">
        <text:list-item>
          <text:p text:style-name="P261">map <text:s text:c="5"/><text:span text:style-name="T28">map!</text:span></text:p>
        </text:list-item>
        <text:list-item>
          <text:p text:style-name="P261">collect <text:s text:c="2"/><text:span text:style-name="T28">collect!</text:span></text:p>
        </text:list-item>
      </text:list>
      <text:p text:style-name="P17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7"><text:soft-page-break/>[“1”, “uno”, “234”, “dos”].map do |el|</text:p>
      <text:p text:style-name="P157"><text:s text:c="4"/>if el =~ /^\d+$/</text:p>
      <text:p text:style-name="P157"><text:s text:c="6"/>el.to_i</text:p>
      <text:p text:style-name="P157"><text:s text:c="4"/>else</text:p>
      <text:p text:style-name="P157"><text:s text:c="6"/>el.upcase</text:p>
      <text:p text:style-name="P157"><text:s text:c="4"/>end</text:p>
      <text:p text:style-name="P157"><text:s text:c="3"/>“HELLO” <text:s/># что произойдет, если добавить эту строку?</text:p>
      <text:p text:style-name="P157">end</text:p>
      <text:p text:style-name="P156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1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9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0"/>
      <text:p text:style-name="P171"/>
      <text:p text:style-name="P174">Задания на Array#map</text:p>
      <text:p text:style-name="P174"/>
      <text:p text:style-name="P176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5"/>
      <text:p text:style-name="P176"><text:tab/>не используя String#gsub на всем предложении</text:p>
      <text:p text:style-name="P171"><text:tab/>можно использовать String#match, Array#index, Array#split, String#gsub</text:p>
      <text:p text:style-name="P171"/>
      <text:p text:style-name="P171"><text:tab/>Что есть в тексте есть фразы as_ well_RB ?</text:p>
      <text:p text:style-name="P171"/>
      <text:p text:style-name="P171">ответ: lesson.10/untag.rb</text:p>
      <text:p text:style-name="P171"/>
      <text:p text:style-name="P171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44"/>
      <text:p text:style-name="P144"><text:tab/>? совпадает ли количество полей в SAO до и после?</text:p>
      <text:p text:style-name="P144"><text:tab/>!!! хитрость в том. что split удаляет разделители в конце.</text:p>
      <text:p text:style-name="P144"/>
      <text:p text:style-name="P14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4">Разбор заданий</text:p>
            <text:p text:style-name="P144">Array#all? , Array#any?</text:p>
            <text:p text:style-name="P144">Array#find, Array#select</text:p>
            <text:p text:style-name="P144">Array#sort, Array#sort_by</text:p>
          </table:table-cell>
          <table:table-cell table:style-name="Table10.A1" office:value-type="string">
            <text:p text:style-name="P146">Занятие 11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1925086324" text:continue-list="list1844731844" text:style-name="L29">
        <text:list-item>
          <text:p text:style-name="P185">lesson.11.tar.bz2</text:p>
        </text:list-item>
      </text:list>
      <text:p text:style-name="P144"/>
      <text:p text:style-name="P147">Вопросы</text:p>
      <text:p text:style-name="P147"/>
      <text:list xml:id="list610159382" text:style-name="L35">
        <text:list-item>
          <text:p text:style-name="P190">Сколько времени ушло на ДЗ на этой неделе?</text:p>
        </text:list-item>
        <text:list-item>
          <text:p text:style-name="P190">Для чего предназначен Array#map?</text:p>
        </text:list-item>
        <text:list-item>
          <text:p text:style-name="P190">Есть ли парный опасный метод Array#map! ?</text:p>
        </text:list-item>
        <text:list-item>
          <text:p text:style-name="P190">Чем отличается Array#values_at от Array#slice (Array#[]) ?</text:p>
        </text:list-item>
      </text:list>
      <text:p text:style-name="P149"/>
      <text:p text:style-name="P153">Краткий разбор задания extract_random_subcorpus.2.rb</text:p>
      <text:p text:style-name="P153"/>
      <text:p text:style-name="P149">lesson.10/subcorpus/extract_random_subcorpus.2.rb</text:p>
      <text:p text:style-name="P149"/>
      <text:p text:style-name="P149">нарисовать структуры данных и показать, как одно работает через другое.</text:p>
      <text:p text:style-name="P149"/>
      <text:p text:style-name="P154">Квантор всеобщности и квантор существования?</text:p>
      <text:p text:style-name="P156"/>
      <text:p text:style-name="P157">Array#include? = Array#member?</text:p>
      <text:p text:style-name="P157"/>
      <text:p text:style-name="P157">pets = %w{ bat dog cat cow wombat }</text:p>
      <text:p text:style-name="P157">pets.include?('dog') #=&gt; true</text:p>
      <text:p text:style-name="P157"/>
      <text:p text:style-name="P157">Array#all? – позволяет проверить, что все элементы удовлетворяют некоторому условию.</text:p>
      <text:p text:style-name="P157"/>
      <text:p text:style-name="P157">Например, все ли слова содержат букву “a”</text:p>
      <text:p text:style-name="P157"/>
      <text:p text:style-name="P157">pets.all? {|pet|</text:p>
      <text:p text:style-name="P157"><text:tab/>pet =~ /a/</text:p>
      <text:p text:style-name="P157">}</text:p>
      <text:p text:style-name="P157"/>
      <text:p text:style-name="P157">#=&gt; false</text:p>
      <text:p text:style-name="P157"/>
      <text:p text:style-name="P157">Вопрос: Каким будет результат следующей операции?</text:p>
      <text:p text:style-name="P157"/>
      <text:p text:style-name="P157">pets.all? {|pet|</text:p>
      <text:p text:style-name="P157"><text:tab/>pet =~ /[ieaou]/</text:p>
      <text:p text:style-name="P157">}</text:p>
      <text:p text:style-name="P157"/>
      <text:p text:style-name="P157">#=&gt; true.</text:p>
      <text:p text:style-name="P157"/>
      <text:p text:style-name="P157"><text:s/></text:p>
      <text:p text:style-name="P157">Array#any? – проверяет, есть ли <text:span text:style-name="T1">хотя бы один</text:span> элемент, удовлетворяющий данному условию.</text:p>
      <text:p text:style-name="P157"/>
      <text:p text:style-name="P157"><text:soft-page-break/>tags = [“NN”, “VBG”, “JJing”]</text:p>
      <text:p text:style-name="P157"/>
      <text:p text:style-name="P157">Надо выполнить что-либо, если у слова есть глагольные теги.</text:p>
      <text:p text:style-name="P157"/>
      <text:p text:style-name="P157">плохо</text:p>
      <text:p text:style-name="P157"/>
      <text:p text:style-name="P157">if tags.include?(“VB”) || tags.include?(“VBZ”)</text:p>
      <text:p text:style-name="P157"><text:s text:c="3"/>|| tags.include?(“VBD”) || tags.include?(“VBN”)</text:p>
      <text:p text:style-name="P157"><text:s text:c="3"/>|| tags.include?(“VBG”)</text:p>
      <text:p text:style-name="P157">then</text:p>
      <text:p text:style-name="P157"><text:s text:c="3"/># do smthing</text:p>
      <text:p text:style-name="P157">end</text:p>
      <text:p text:style-name="P157"/>
      <text:p text:style-name="P157">лучше, но все еще не очень хорошо: громоздко</text:p>
      <text:p text:style-name="P157"/>
      <text:p text:style-name="P157">tags.each do |tag|</text:p>
      <text:p text:style-name="P157"><text:tab/>if tag =~ /^V/</text:p>
      <text:p text:style-name="P157"><text:tab/><text:tab/># do smthing</text:p>
      <text:p text:style-name="P157"><text:tab/><text:tab/># ...</text:p>
      <text:p text:style-name="P157"><text:tab/><text:tab/>break <text:s/># Вопрос: зачем здесь break?</text:p>
      <text:p text:style-name="P157"><text:tab/>end</text:p>
      <text:p text:style-name="P157">end</text:p>
      <text:p text:style-name="P157"/>
      <text:p text:style-name="P157">правильно</text:p>
      <text:p text:style-name="P157"/>
      <text:p text:style-name="P157">if tags.any? { |tag| tag =~ /^V/ }</text:p>
      <text:p text:style-name="P157"><text:s text:c="4"/># do something</text:p>
      <text:p text:style-name="P157">end </text:p>
      <text:p text:style-name="P157"/>
      <text:p text:style-name="P157">Другие способы проверить наличие элемента в массиве</text:p>
      <text:p text:style-name="P157"/>
      <text:p text:style-name="P157">pets = %w{ bat dog cat cow wombat }</text:p>
      <text:p text:style-name="P157"/>
      <text:p text:style-name="P157">Объясните, почему это работает?</text:p>
      <text:p text:style-name="P157"/>
      <text:p text:style-name="P157">if pets.index('bat')</text:p>
      <text:p text:style-name="P157"><text:s text:c="4"/># мы здесь</text:p>
      <text:p text:style-name="P157">end</text:p>
      <text:p text:style-name="P157"/>
      <text:p text:style-name="P157">if pets.index('aircraft')</text:p>
      <text:p text:style-name="P157"><text:s text:c="4"/># сюда мы не попадем</text:p>
      <text:p text:style-name="P157">end</text:p>
      <text:p text:style-name="P157"/>
      <text:p text:style-name="P157">Array#index(val) – возвращает положение самой левой (первой) встречи val</text:p>
      <text:p text:style-name="P157">Array#rindex(val) – самой правой (последней)</text:p>
      <text:p text:style-name="P157">возвращаемый номер позиции всегда от начала слова (то есть, слева)</text:p>
      <text:p text:style-name="P157">Аналогичным образом работают эти же методы для класса String</text:p>
      <text:p text:style-name="P157">String#index</text:p>
      <text:p text:style-name="P157">String#rindex</text:p>
      <text:p text:style-name="P157"/>
      <text:p text:style-name="P157">Закончите код</text:p>
      <text:p text:style-name="P157"/>
      <text:p text:style-name="P157"><text:soft-page-break/>if “abrakadabra”.index(“k”) …</text:p>
      <text:p text:style-name="P157"><text:tab/>puts “В этом слове одна буква k”</text:p>
      <text:p text:style-name="P157">end</text:p>
      <text:p text:style-name="P157"/>
      <text:p text:style-name="P157">ответ</text:p>
      <text:p text:style-name="P157">if “abrakadabra”.index(“k”) == “abrakadabra”.rindex(“k”) <text:s/># 4 == 4</text:p>
      <text:p text:style-name="P157"><text:tab/>puts “В этом слове одна буква k”</text:p>
      <text:p text:style-name="P157">end</text:p>
      <text:p text:style-name="P157"/>
      <text:p text:style-name="P157">if “abrakadabra”.index(“b”) ...</text:p>
      <text:p text:style-name="P157"><text:tab/>puts “В этом слове больше одной буквы b”</text:p>
      <text:p text:style-name="P157">end</text:p>
      <text:p text:style-name="P157"/>
      <text:p text:style-name="P157">ответ</text:p>
      <text:p text:style-name="P157"/>
      <text:p text:style-name="P157">if “abrakadabra”.index(“b”) != “abrakadabra”.rindex(“b”) # 1 != 8</text:p>
      <text:p text:style-name="P157"><text:tab/>puts “В этом слове больше одной буквы b”</text:p>
      <text:p text:style-name="P157">end</text:p>
      <text:p text:style-name="P157"/>
      <text:p text:style-name="P157"/>
      <text:p text:style-name="P155">Задания</text:p>
      <text:p text:style-name="P155"/>
      <text:p text:style-name="P176">Из файла lesson.11/searching/text.txt выведите предложения, содержащие хотя бы одно слово в середине, написанное в Titlecase.</text:p>
      <text:p text:style-name="P157"/>
      <text:p text:style-name="P157">не используя String#=~ на все предложение. представьте предложение в виде массива слов.</text:p>
      <text:p text:style-name="P157"/>
      <text:p text:style-name="P157">ответ: finding/select_sent_with_titlecase_inside.rb</text:p>
      <text:p text:style-name="P157">ответ:finding/select_sent_with_titlecase_inside.2.rb <text:s/>с использованием Array#shift</text:p>
      <text:p text:style-name="P157"/>
      <text:p text:style-name="P160">Selecting element(s)</text:p>
      <text:p text:style-name="P160"/>
      <text:p text:style-name="P158">Как найти и выбрать из массива элемент(ы), удовлетворяющие некоторому условию?</text:p>
      <text:p text:style-name="P158"/>
      <text:p text:style-name="P177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58"/>
      <text:p text:style-name="P158"><text:s/>temperatures = [-19.6, -18.2, -11.8, -7.6, 1.2, 10.6, 16.0, 12.1, 4.9, -19, -20, -25]</text:p>
      <text:p text:style-name="P165"/>
      <text:p text:style-name="P159"><text:span text:style-name="T26"><text:s/>temperatures</text:span><text:span text:style-name="T26">.find {|el| el &gt; 0} <text:s/>#=&gt; 1.2</text:span></text:p>
      <text:p text:style-name="P158"/>
      <text:p text:style-name="P158">см. selecting/first_warm_month_temp.rb</text:p>
      <text:p text:style-name="P165"/>
      <text:p text:style-name="P157"><text:s/>см также Array#find <text:s/>= <text:s/>Array#detect</text:p>
      <text:p text:style-name="P157"><text:s/></text:p>
      <text:p text:style-name="P157">чем Array#find отличается от Array#select?</text:p>
      <text:p text:style-name="P157">Что вернет следующий код?</text:p>
      <text:p text:style-name="P157"/>
      <text:p text:style-name="P159"><text:span text:style-name="T26"><text:s/></text:span><text:span text:style-name="T26">temp</text:span><text:span text:style-name="T26">eratures</text:span><text:span text:style-name="T26">.select {|temp| temp &gt; 0} </text:span></text:p>
      <text:p text:style-name="P158"><text:s/>#=&gt; [1.2, 10.6, 16.0, 12.1, 4.9]</text:p>
      <text:p text:style-name="P159"><text:span text:style-name="T26">то есть, </text:span><text:span text:style-name="T2">массив</text:span><text:span text:style-name="T26"> всех подходящих значений</text:span></text:p>
      <text:p text:style-name="P158"><text:soft-page-break/></text:p>
      <text:p text:style-name="P158">см. также Array#grep</text:p>
      <text:p text:style-name="P163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4">Сортировка по вычисленному значению</text:p>
      <text:p text:style-name="P113"/>
      <text:p text:style-name="P113"><text:tab/>sort_by, sort_by!</text:p>
      <text:p text:style-name="P113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4">Пользовательские методы</text:p>
          </table:table-cell>
          <table:table-cell table:style-name="Таблица3.A1" office:value-type="string">
            <text:p text:style-name="P146">Занятие 12</text:p>
            <text:p text:style-name="P146">(90 минут)</text:p>
          </table:table-cell>
        </table:table-row>
      </table:table>
      <text:p text:style-name="P11"/>
      <text:p text:style-name="P147">Раздаточный материал</text:p>
      <text:p text:style-name="P147"/>
      <text:list xml:id="list1737232390" text:continue-list="list1925086324" text:style-name="L29">
        <text:list-item>
          <text:p text:style-name="P185">lesson.12.tar.bz2</text:p>
        </text:list-item>
      </text:list>
      <text:p text:style-name="P144"/>
      <text:p text:style-name="P148">Вопросы</text:p>
      <text:list xml:id="list2007659802" text:style-name="L36">
        <text:list-header>
          <text:p text:style-name="P192"/>
        </text:list-header>
        <text:list-item>
          <text:p text:style-name="P193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187">Метод sort оперирует двумя аргументами (они в |a,b|). Что это за аргументы?</text:p>
        </text:list-item>
        <text:list-item>
          <text:p text:style-name="P18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187">Как Array#sort отсортирует массив массивов?</text:p>
        </text:list-item>
        <text:list-item>
          <text:p text:style-name="P187">Чем отличается Array#sort_by от Array#sort ?</text:p>
        </text:list-item>
        <text:list-item>
          <text:p text:style-name="P187">Чем отличаются методы Array#all? и Array#any?</text:p>
        </text:list-item>
        <text:list-item>
          <text:p text:style-name="P194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194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194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187">Почему Array#index/rindex/find можно использовать в условиях? - они возвращают nil, если ничего не найдено</text:p>
        </text:list-item>
        <text:list-item>
          <text:p text:style-name="P194"><text:span text:style-name="T7">Чем отличается Array#find от Array#select</text:span><text:span text:style-name="T7">?</text:span></text:p>
        </text:list-item>
        <text:list-item>
          <text:p text:style-name="P18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4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1310380535" text:style-name="L37">
        <text:list-item>
          <text:p text:style-name="P200">возможность абстрагироваться от деталей реализации</text:p>
        </text:list-item>
        <text:list-item>
          <text:p text:style-name="P200">более читабельный и более легко управляемый код</text:p>
        </text:list-item>
        <text:list-item>
          <text:p text:style-name="P200">возможность повторного использования (code reuse)</text:p>
          <text:p text:style-name="P200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31">def method_name(arg1, arg2....)</text:p>
      <text:p text:style-name="P131"><text:s text:c="3"/># команды</text:p>
      <text:p text:style-name="P131"><text:s text:c="3"/>return ...</text:p>
      <text:p text:style-name="P131">end</text:p>
      <text:p text:style-name="P131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4">см. пример использования методов:</text:p>
      <text:p text:style-name="P144"><text:tab/>methods/extract_random_subcorpus.3.rb</text:p>
      <text:p text:style-name="P144">исследуйте, что делает скрипт:</text:p>
      <text:p text:style-name="P144"><text:tab/>methods/extract_random_subcorpus.4.rb</text:p>
      <text:p text:style-name="P104">&gt;&gt;&gt; выбирает 10% предложений длиной меньше 10 слов и 15 % предложений больше 10 слов. Этот скрипт показывает code reuse</text:p>
      <text:p text:style-name="P104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1869839909" text:style-name="L38">
        <text:list-item>
          <text:p text:style-name="P241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41"><text:span text:style-name="T5">по </text:span><text:span text:style-name="T5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4"/>
            <text:p text:style-name="P144">Пользовательские методы</text:p>
          </table:table-cell>
          <table:table-cell table:style-name="Table11.A1" office:value-type="string">
            <text:p text:style-name="P146">Занятие 13</text:p>
            <text:p text:style-name="P146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2098939019" text:style-name="L39">
        <text:list-item>
          <text:p text:style-name="P201">lesson.13.tar.bz2</text:p>
        </text:list-item>
      </text:list>
      <text:p text:style-name="P4"/>
      <text:p text:style-name="P14">Вопросы</text:p>
      <text:p text:style-name="P4"/>
      <text:list xml:id="list388317652" text:style-name="L40">
        <text:list-item>
          <text:p text:style-name="P202">зачем нужны методы?</text:p>
        </text:list-item>
        <text:list-item>
          <text:p text:style-name="P202">что возвращает метод и как он это делает?</text:p>
        </text:list-item>
        <text:list-item>
          <text:p text:style-name="P202">сколько значений может вернуть метод в руби?</text:p>
        </text:list-item>
      </text:list>
      <text:list xml:id="list889426429" text:style-name="L41">
        <text:list-item>
          <text:p text:style-name="P203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077077873" text:continue-list="list388317652" text:style-name="L40">
        <text:list-item>
          <text:p text:style-name="P202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2">как взаимодействуют ОДНОИМЕННЫЕ переменные внутри метода с переменными вне этого метода?</text:p>
        </text:list-item>
        <text:list-item>
          <text:p text:style-name="P202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779836508" text:style-name="L42">
        <text:list-item>
          <text:p text:style-name="P204">как задать глобальную переменную (для данного скрипта)? -- $name @name или константа</text:p>
        </text:list-item>
      </text:list>
      <text:list xml:id="list1483997587" text:continue-list="list1077077873" text:style-name="L40">
        <text:list-item>
          <text:p text:style-name="P202">можно ли определить метод, который не принимает никаких аргументов?</text:p>
        </text:list-item>
        <text:list-item>
          <text:p text:style-name="P202">как передаются аргументы в метод?</text:p>
        </text:list-item>
      </text:list>
      <text:list xml:id="list840460708" text:style-name="L43">
        <text:list-item>
          <text:p text:style-name="P205">позиционно</text:p>
        </text:list-item>
        <text:list-item>
          <text:p text:style-name="P205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3">вход:</text:p>
      <text:p text:style-name="P133">I CD/10_NP/10_PP1A/150 love NN/70_VB/60 apples NNS/20</text:p>
      <text:p text:style-name="P133"/>
      <text:p text:style-name="P133">выделить из строки отдельные поля:</text:p>
      <text:p text:style-name="P133">[“I”, “CD/10_NP/10_PP1A/150”, “love”, “NN/70_VB/60”, “apples”, “NNS/20”]</text:p>
      <text:p text:style-name="P133"/>
      <text:p text:style-name="P133">преобразовать множество тегов в одному. не-теги оставить как есть.</text:p>
      <text:p text:style-name="P133">[“I”, “PP1A”, “love”, “NN”, “apples”, “NNS”]</text:p>
      <text:p text:style-name="P133"/>
      <text:p text:style-name="P133">объединить в одну строку:</text:p>
      <text:p text:style-name="P133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1486653012" text:style-name="L44">
        <text:list-item>
          <text:p text:style-name="P206"><text:soft-page-break/>использует Array#max_by (см. также Array#max_by)</text:p>
        </text:list-item>
        <text:list-item>
          <text:p text:style-name="P206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2159413672" text:style-name="L45">
        <text:list-item>
          <text:p text:style-name="P207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116945601" text:style-name="L46">
        <text:list-item>
          <text:p text:style-name="P208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2137606739" text:style-name="L47">
        <text:list-item>
          <text:p text:style-name="P209">все сжато в одну операцию. так писать нельзя</text:p>
        </text:list-item>
        <text:list-item>
          <text:p text:style-name="P209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477797967" text:style-name="L48">
        <text:list-item>
          <text:p text:style-name="P210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1447811523" text:style-name="L49">
        <text:list-item>
          <text:p text:style-name="P211">использует метод title?</text:p>
        </text:list-item>
        <text:list-item>
          <text:p text:style-name="P211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142382480" text:style-name="L50">
        <text:list-item>
          <text:p text:style-name="P212">метод изменяет сам объект</text:p>
        </text:list-item>
        <text:list-item>
          <text:p text:style-name="P212">метод выполняет какое-то действие, результат которого не важен</text:p>
          <text:p text:style-name="P212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31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4">Циклы</text:p>
            <text:p text:style-name="P144">Модули</text:p>
          </table:table-cell>
          <table:table-cell table:style-name="Таблица4.A1" office:value-type="string">
            <text:p text:style-name="P146">Занятие 14</text:p>
            <text:p text:style-name="P146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40">Current number is 3</text:p>
            <text:p text:style-name="P140">Current number is 4 </text:p>
            <text:p text:style-name="P140">Current number is 5 </text:p>
            <text:p text:style-name="P140">Current number is 6 </text:p>
            <text:p text:style-name="P140">Current number is 7 </text:p>
          </table:table-cell>
        </table:table-row>
        <table:table-row>
          <table:table-cell table:style-name="Table38.A2" office:value-type="string">
            <text:p text:style-name="P140"/>
          </table:table-cell>
          <table:table-cell table:style-name="Table38.B2" office:value-type="string">
            <text:p text:style-name="P140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5"/>
      <text:p text:style-name="P115">Что делает метод step? </text:p>
      <text:p text:style-name="P115"><text:soft-page-break/></text:p>
      <text:p text:style-name="P115">1.step(20, 3) do |n|</text:p>
      <text:p text:style-name="P115"><text:s text:c="2"/>print n.to_s + ' '</text:p>
      <text:p text:style-name="P115">end</text:p>
      <text:p text:style-name="P115">#=&gt; 1 4 7 10 13 16 19</text:p>
      <text:p text:style-name="P115">см. loops/test_step_1.rb</text:p>
      <text:p text:style-name="P115"/>
      <text:p text:style-name="P115">!!! Задание: измените loops/test_step_1.rb так, чтобы было выведена вот такая последовательность (то есть, в обратном порядке)</text:p>
      <text:p text:style-name="P115"/>
      <text:p text:style-name="P115"><text:tab/>20 17 14 11 8 5 2</text:p>
      <text:p text:style-name="P115"/>
      <text:p text:style-name="P115">ответ в loops/test_step_2.rb:</text:p>
      <text:p text:style-name="P115">20.step(1, -3) do |n|</text:p>
      <text:p text:style-name="P115"><text:s text:c="2"/>print n.to_s + ' '</text:p>
      <text:p text:style-name="P115">end</text:p>
      <text:p text:style-name="P115"/>
      <text:p text:style-name="P115">Метод step определен для классов Range#step, <text:span text:style-name="T18">Numeric#step</text:span>, Date#step</text:p>
      <text:p text:style-name="P116"/>
      <text:p text:style-name="P115">!!! Вопрос: Почему метод upto определен для Integer а step для родительского класса Numeric?</text:p>
      <text:p text:style-name="P115"/>
      <text:p text:style-name="P115"><text:tab/>3.14.upto(9.8) { |n| block }</text:p>
      <text:p text:style-name="P115">&gt;&gt;&gt; бред, неясно какое должно быть следующее число за 3.14: 3.141 или 3.15 ?</text:p>
      <text:p text:style-name="P112"/>
      <text:p text:style-name="P60">Задания</text:p>
      <text:p text:style-name="P69"/>
      <text:p text:style-name="P117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7"/>
      <text:p text:style-name="P117">начальный скрипт: insert_sort/insert_sort_to_new_stub.rb</text:p>
      <text:p text:style-name="P117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79"/>
      <text:p text:style-name="P97">Модули</text:p>
      <text:p text:style-name="P97"/>
      <text:p text:style-name="P100">модуль - набор методов, сгруппированных по назначению и вынесенных в отдельный файл</text:p>
      <text:p text:style-name="P100"/>
      <text:p text:style-name="P100">reusability!</text:p>
      <text:p text:style-name="P100">абстрагирование</text:p>
      <text:p text:style-name="P100"><text:soft-page-break/></text:p>
      <text:p text:style-name="P100">Модуль Math</text:p>
      <text:p text:style-name="P100"/>
      <text:p text:style-name="P100">sin</text:p>
      <text:p text:style-name="P100">cos</text:p>
      <text:p text:style-name="P100">tan</text:p>
      <text:p text:style-name="P100"/>
      <text:p text:style-name="P100">Модуль Church</text:p>
      <text:p text:style-name="P100">sin</text:p>
      <text:p text:style-name="P100">pray</text:p>
      <text:p text:style-name="P100">cross</text:p>
      <text:p text:style-name="P100"/>
      <text:p text:style-name="P100">module Syn</text:p>
      <text:p text:style-name="P100"><text:s text:c="3"/>def self.untag(tagged)</text:p>
      <text:p text:style-name="P100"><text:s text:c="3"/>gsub(/_[^_\s]+/, “”)</text:p>
      <text:p text:style-name="P100"><text:s text:c="2"/>end</text:p>
      <text:p text:style-name="P100"><text:s text:c="2"/>def self.unword(tagged)</text:p>
      <text:p text:style-name="P100"><text:s text:c="4"/>..</text:p>
      <text:p text:style-name="P100"><text:s text:c="2"/>end</text:p>
      <text:p text:style-name="P100">end</text:p>
      <text:p text:style-name="P100"/>
      <text:p text:style-name="P100"/>
      <text:p text:style-name="P100">Syn.untag(“runs_VBZ”) #=&gt; runs</text:p>
      <text:p text:style-name="P100">см modules/test_syn_module.rb</text:p>
      <text:p text:style-name="P100"/>
      <text:p text:style-name="P100">О том, как сделать, чтобы работало..., позже </text:p>
      <text:p text:style-name="P100">“runs_VBZ”.untag</text:p>
      <text:p text:style-name="P100"/>
      <text:p text:style-name="P100">можно писать так, но это менее гибко (если изменить имя модуля, то придется менять его по многих местах)</text:p>
      <text:p text:style-name="P100"/>
      <text:p text:style-name="P100">module Syn</text:p>
      <text:p text:style-name="P100"><text:s text:c="2"/>def Syn.untag</text:p>
      <text:p text:style-name="P100"><text:s text:c="2"/>end</text:p>
      <text:p text:style-name="P100"><text:s text:c="2"/>def Syn.unword</text:p>
      <text:p text:style-name="P100"><text:s text:c="2"/>end</text:p>
      <text:p text:style-name="P100">end</text:p>
      <text:p text:style-name="P100"/>
      <text:p text:style-name="P97">Использование</text:p>
      <text:p text:style-name="P97"/>
      <text:p text:style-name="P100">модуль необходимо загрузить. вверху файла</text:p>
      <text:p text:style-name="P100"/>
      <text:p text:style-name="P100"><text:tab/>require 'filename'</text:p>
      <text:p text:style-name="P100"/>
      <text:p text:style-name="P100">например:</text:p>
      <text:p text:style-name="P100"/>
      <text:p text:style-name="P100"><text:tab/>require 'syn.rb'</text:p>
      <text:p text:style-name="P100"/>
      <text:p text:style-name="P100">или даже без расширения</text:p>
      <text:p text:style-name="P100"/>
      <text:p text:style-name="P100"><text:tab/>require 'syn' <text:s text:c="3"/># .rb, .so, .o, .dll</text:p>
      <text:p text:style-name="P100"/>
      <text:p text:style-name="P100"><text:soft-page-break/>см modules/test_syn_module.rb</text:p>
      <text:p text:style-name="P100"/>
      <text:p text:style-name="P100">путь может быть относительным, но это дурной тон</text:p>
      <text:p text:style-name="P100"/>
      <text:p text:style-name="P100">&gt;&gt;&gt; попробуйте заменить на</text:p>
      <text:p text:style-name="P100"/>
      <text:p text:style-name="P100"><text:tab/>require 'syn'</text:p>
      <text:p text:style-name="P100"/>
      <text:p text:style-name="P100">&gt;&gt;&gt; не будет работать, так как руби не может найти файл</text:p>
      <text:p text:style-name="P100"/>
      <text:p text:style-name="P97">Настоящее повторное использование</text:p>
      <text:p text:style-name="P97"/>
      <text:p text:style-name="P100">Цель: сделать так, чтобы ruby мог найти файл с модулем</text:p>
      <text:p text:style-name="P100"/>
      <text:p text:style-name="P100"><text:tab/>require 'syn'</text:p>
      <text:p text:style-name="P100"/>
      <text:p text:style-name="P100">В каких директориях require ищет файлы?</text:p>
      <text:p text:style-name="P100"/>
      <text:p text:style-name="P100"><text:tab/>ruby -e 'puts $:' <text:s text:c="4"/>синоним $LOAD_PATH (это массив!)</text:p>
      <text:p text:style-name="P100"/>
      <text:p text:style-name="P100">ср. echo $PATH</text:p>
      <text:p text:style-name="P100"/>
      <text:p text:style-name="P100">Переменная RUBYLIB. (добавить в .bashrc) </text:p>
      <text:p text:style-name="P100"/>
      <text:p text:style-name="P10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0"/>
      <text:p text:style-name="P100">export RUBYLIB=~/lib:~/rufsl/lib:$RUBYLIB</text:p>
      <text:p text:style-name="P100">Внимание! без пробелов вокруг знака = (this is shell, baby!)</text:p>
      <text:p text:style-name="P100"/>
      <text:p text:style-name="P100">Необходимо перезапустить сигвин или выполнить команду</text:p>
      <text:p text:style-name="P100"><text:tab/>source ~/.bashrc</text:p>
      <text:p text:style-name="P100"/>
      <text:p text:style-name="P100">Альтернатива: В самом скрипте можно непосредственно перед require добавить путь в массив $LOAD_PATH</text:p>
      <text:p text:style-name="P100"/>
      <text:p text:style-name="P100"><text:tab/>$LOAD_PATH.unshift “path/to/dir”</text:p>
      <text:p text:style-name="P100"/>
      <text:p text:style-name="P10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0"/>
      <text:p text:style-name="P100"><text:tab/>mkdir ~/lib</text:p>
      <text:p text:style-name="P100"/>
      <text:p text:style-name="P100"><text:tab/>добавить в .bashrc</text:p>
      <text:p text:style-name="P100"><text:tab/>export RUBYLIB=~/lib:$RUBYLIB</text:p>
      <text:p text:style-name="P100"/>
      <text:p text:style-name="P100"><text:tab/>перезапустить сигвин или выполнить команду</text:p>
      <text:p text:style-name="P100"><text:tab/>source ~/.bashrc</text:p>
      <text:p text:style-name="P100"/>
      <text:p text:style-name="P10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0"/>
      <text:p text:style-name="P100">один из способов решения:</text:p>
      <text:p text:style-name="P100"/>
      <text:p text:style-name="P100"><text:s text:c="2"/>def self.words ts</text:p>
      <text:p text:style-name="P100"><text:s text:c="5"/>untag(ts).split</text:p>
      <text:p text:style-name="P100"><text:s text:c="2"/>end</text:p>
      <text:p text:style-name="P100"/>
      <text:p text:style-name="P100">&gt;&gt;&gt; методы внутри модуля могу вызывать друг друга без явного указания имени модуля в качестве ресивера</text:p>
      <text:p text:style-name="P100"/>
      <text:p text:style-name="P97">Домашние задания</text:p>
      <text:p text:style-name="P97"/>
      <text:p text:style-name="P100">!!!Задание: реализуйте следующие методы модуля Syn</text:p>
      <text:p text:style-name="P100"/>
      <text:p text:style-name="P100"><text:tab/>tags → принимает на вход теггированное предложение, возвращает все теги в виде массива</text:p>
      <text:p text:style-name="P10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0"/>
      <text:p text:style-name="P100">das_ATDNN H_wdcEL -_wdcLK Bomben_wdcEL versuch_NCNSN</text:p>
      <text:p text:style-name="P100">→</text:p>
      <text:p text:style-name="P100">das_ATDNN H-Bombenversuch_NCNSN</text:p>
      <text:p text:style-name="P100"/>
      <text:p text:style-name="P100"><text:tab/>какие-нибудь другие методы, по желанию</text:p>
      <text:p text:style-name="P100"/>
      <text:p text:style-name="P118">По желанию, разработайте тесткейсы для этого модуля (см. дальше). Используйте шаблон из modules/unit_test_stub.rb</text:p>
      <text:p text:style-name="P120"/>
      <text:p text:style-name="P97">Именование модулей и файлов</text:p>
      <text:p text:style-name="P97"/>
      <text:p text:style-name="P100">традиции и договоренности</text:p>
      <text:p text:style-name="P100"/>
      <text:p text:style-name="P100">CamelCase в имени модуля, snake_case в имени файла</text:p>
      <text:p text:style-name="P100"/>
      <text:p text:style-name="P100">Syn → syn.rb</text:p>
      <text:p text:style-name="P100">MySuperModule → my_super_module.rb</text:p>
      <text:p text:style-name="P100"/>
      <text:p text:style-name="P97">Лирическое отступление (о примесях)</text:p>
      <text:p text:style-name="P97"/>
      <text:p text:style-name="P100">методы в модуле определяются с указанием явного ресивера (self.)</text:p>
      <text:p text:style-name="P100"/>
      <text:p text:style-name="P100">module Syn</text:p>
      <text:p text:style-name="P100"><text:tab/>def self.untag</text:p>
      <text:p text:style-name="P100"><text:tab/>end</text:p>
      <text:p text:style-name="P100"/>
      <text:p text:style-name="P100"><text:tab/>def self.unword</text:p>
      <text:p text:style-name="P100"><text:tab/>end</text:p>
      <text:p text:style-name="P100">end</text:p>
      <text:p text:style-name="P100">использование: Syn.untag(“runs_VBZ”)</text:p>
      <text:p text:style-name="P100"/>
      <text:p text:style-name="P100"><text:soft-page-break/>Такой синтаксис позволяет создавать подмешиваемые модули</text:p>
      <text:p text:style-name="P100"/>
      <text:p text:style-name="P100">module Syn</text:p>
      <text:p text:style-name="P100"><text:tab/>def untag</text:p>
      <text:p text:style-name="P100"><text:tab/>end</text:p>
      <text:p text:style-name="P100">end</text:p>
      <text:p text:style-name="P100"/>
      <text:p text:style-name="P100">Syn.untag(“runs_VBZ”)</text:p>
      <text:p text:style-name="P100"># =&gt; ошибка undefined method `untag' for Syn:Module (NoMethodError)</text:p>
      <text:p text:style-name="P100"/>
      <text:p text:style-name="P100">Зато можно добавить (подмешать) этот модуль в любой класс, и методы из модуля появятся как методы объекта</text:p>
      <text:p text:style-name="P100"/>
      <text:p text:style-name="P100">require 'syn'</text:p>
      <text:p text:style-name="P100"/>
      <text:p text:style-name="P100">class String</text:p>
      <text:p text:style-name="P100"><text:s text:c="2"/>include Syn</text:p>
      <text:p text:style-name="P100">end</text:p>
      <text:p text:style-name="P100"/>
      <text:p text:style-name="P100">“hello_NN”.untag</text:p>
      <text:p text:style-name="P100">#=&gt; “hello”</text:p>
      <text:p text:style-name="P100">see modules/syn_as_mixin.rb</text:p>
      <text:p text:style-name="P100"/>
      <text:p text:style-name="P100">&gt;&gt;&gt; минусы примесей: загрязняют стандарные классы</text:p>
      <text:p text:style-name="P100"/>
      <text:p text:style-name="P10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0"/>
      <text:p text:style-name="P98">Вложенные модули</text:p>
      <text:p text:style-name="P99"/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/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с другой раскладкой по файлам</text:p>
      <text:p text:style-name="P100">file: ese/tagger.rb</text:p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<text:soft-page-break/>file: ese/extractor.rb</text:p>
      <text:p text:style-name="P100">module ESE</text:p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вызов:</text:p>
      <text:p text:style-name="P100"><text:tab/>ESE::Tagger::method1 -- fully qualified name</text:p>
      <text:p text:style-name="P100"><text:tab/>ESE.Tagger.method1 <text:s/>-- более универсальный способ, похожy на вызов обычных методов объектов</text:p>
      <text:p text:style-name="P100"/>
      <text:p text:style-name="P100">см. modules/test_quality.rb</text:p>
      <text:p text:style-name="P100"/>
      <text:p text:style-name="P100">&gt;&gt;&gt; Объяснить, что это такое</text:p>
      <text:p text:style-name="P100"/>
      <text:p text:style-name="P100">Чтение: http://en.wikibooks.org/wiki/Ruby_Programming/Unit_testing</text:p>
      <text:p text:style-name="P100"/>
      <text:p text:style-name="P97">Домашнее задание</text:p>
      <text:p text:style-name="P97"/>
      <text:p text:style-name="P100">Разработайте модуль Quality согласно тесткейсам, которые есть в modules/test_quality.rb</text:p>
      <text:p text:style-name="P100"/>
      <text:p text:style-name="P100">ответ: modules/quality.rb</text:p>
      <text:p text:style-name="P100"/>
      <text:p text:style-name="P100">По желанию добавьте туда что-нибудь свое, например, вычисление F-Score. Добавьте <text:s/>тесткейсы в файл с тестами test_quality.rb</text:p>
      <text:p text:style-name="P102"/>
      <text:p text:style-name="P10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4">Хэши</text:p>
          </table:table-cell>
          <table:table-cell table:style-name="Таблица5.A1" office:value-type="string">
            <text:p text:style-name="P146">Занятие 15</text:p>
            <text:p text:style-name="P146">(90 минут)</text:p>
          </table:table-cell>
        </table:table-row>
      </table:table>
      <text:p text:style-name="P100"/>
      <text:p text:style-name="P66">Раздаточный материал</text:p>
      <text:p text:style-name="P66"/>
      <text:list xml:id="list1876852545" text:continue-list="list2098939019" text:style-name="L39">
        <text:list-item>
          <text:p text:style-name="P201">lesson.15.tar.bz2</text:p>
        </text:list-item>
      </text:list>
      <text:p text:style-name="P4"/>
      <text:p text:style-name="P14">Вопросы</text:p>
      <text:p text:style-name="P101"/>
      <text:list xml:id="list601757516" text:style-name="L51">
        <text:list-item>
          <text:p text:style-name="P247">какой/ие из методой более универсальны: upto/downto/step?</text:p>
        </text:list-item>
        <text:list-item>
          <text:p text:style-name="P247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7">как сделать методы еще более пригодными для повторного использования?</text:p>
        </text:list-item>
        <text:list-item>
          <text:p text:style-name="P247">как объявить модуль и методы в нем?</text:p>
        </text:list-item>
        <text:list-item>
          <text:p text:style-name="P246"><text:span text:style-name="T24">как использовать модуль? </text:span><text:span text:style-name="T24">– как загрузить модуль</text:span></text:p>
        </text:list-item>
        <text:list-item>
          <text:p text:style-name="P247">когда мы используем require, то что мы указываем, это имя файла или имя модуля?</text:p>
        </text:list-item>
        <text:list-item>
          <text:p text:style-name="P247">одно ли это и то же, использовать в команде require имя файла с расширением и без расширения?</text:p>
        </text:list-item>
        <text:list-item>
          <text:p text:style-name="P247">можно ли указывать в require путь к файлу? Нужно ли?</text:p>
        </text:list-item>
        <text:list-item>
          <text:p text:style-name="P247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1"/>
      <text:p text:style-name="P101">(старые слайды со 112) lesson.20 по старому</text:p>
      <text:p text:style-name="P101"/>
      <text:p text:style-name="P87">Хэши</text:p>
      <text:p text:style-name="P87"/>
      <text:p text:style-name="P47">Хэш (ассоциативный массив) <text:span text:style-name="T18">неупорядоченная </text:span><text:span text:style-name="T18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3"/>
      <text:p text:style-name="P83">Сколько ключей в этом хэше</text:p>
      <text:p text:style-name="P83"/>
      <text:p text:style-name="P83">hash = {1 =&gt; 'one', "1" =&gt; 'uno'} </text:p>
      <text:p text:style-name="P83"/>
      <text:p text:style-name="P83">ri Hash#length</text:p>
      <text:p text:style-name="P83"/>
      <text:p text:style-name="P83">Еще один способ инициализации хэша, появился в 1.9</text:p>
      <text:p text:style-name="P83"/>
      <text:p text:style-name="P83">numbers = {one: 'uno', two: 'dos', three:'tres'}</text:p>
      <text:p text:style-name="P83"/>
      <text:p text:style-name="P83">Какому классу принадлежат ключи этого хэша?</text:p>
      <text:p text:style-name="P83"/>
      <text:p text:style-name="P83">см. lesson.15/test_hash_with_colons</text:p>
      <text:p text:style-name="P83"/>
      <text:p text:style-name="P83">будет ли работать это?</text:p>
      <text:p text:style-name="P83"/>
      <text:p text:style-name="P83"><text:tab/>hash = {1: 'uno'}</text:p>
      <text:p text:style-name="P83"/>
      <text:p text:style-name="P83"><text:tab/>hash = {"two": "dos"}</text:p>
      <text:p text:style-name="P83"/>
      <text:p text:style-name="P83">&gt;&gt;&gt; Это сообщение об ошибке говорит, что ожидается =&gt;</text:p>
      <text:p text:style-name="P83">&gt;&gt;&gt;</text:p>
      <text:p text:style-name="P83">&gt;&gt;&gt;<text:tab/>syntax error, unexpected ':', expecting tASSOC </text:p>
      <text:p text:style-name="P83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29">Д</text:span><text:span text:style-name="T29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рых находит в списке data/words.txt палиндромы и вольвограммы. Игнорируйте слова длины 1.</text:p>
      <text:p text:style-name="P83"/>
      <text:p text:style-name="P83">ожидаемый выход: find_palindromes.out</text:p>
      <text:p text:style-name="P83"/>
      <text:p text:style-name="P83">ответ find_palindromes.rb</text:p>
      <text:p text:style-name="P83"/>
      <text:p text:style-name="P83">Сделайте вторую реализацию этого скрипта, но с использованием массива вместо хэша. </text:p>
      <text:p text:style-name="P83"/>
      <text:p text:style-name="P83">ответ find_palindromes_over_array.rb</text:p>
      <text:p text:style-name="P83"/>
      <text:p text:style-name="P83">Сравните время выполнения двух скриптов</text:p>
      <text:p text:style-name="P83"/>
      <text:p text:style-name="P124">&gt; time -p find_palindromes.rb</text:p>
      <text:p text:style-name="P124">&gt; time -p find_palindromes_over_array.rb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3"/>
      <text:p text:style-name="P83">примеры запуска и файлы с ожидаемым выходом:</text:p>
      <text:p text:style-name="P83"/>
      <text:p text:style-name="P83">&gt; find_anagrams_of Reward <text:s text:c="4"/># см. ожидаемый выход в find_anagrams_of.Reward</text:p>
      <text:p text:style-name="P83">&gt; find_anagrams_of resist <text:s text:c="8"/># см. ожидаемый выход в find_anagrams_of.resist</text:p>
      <text:p text:style-name="P83"/>
      <text:p text:style-name="P83">начальный скрипт:</text:p>
      <text:p text:style-name="P83"><text:tab/>find_anagrams_of_stub</text:p>
      <text:p text:style-name="P83"/>
      <text:p text:style-name="P83">ответ: find_anagrams_of </text:p>
      <text:p text:style-name="P83"/>
      <text:p text:style-name="P87"><text:soft-page-break/>Домашнее задание</text:p>
      <text:p text:style-name="P87"/>
      <text:p text:style-name="P83">(в lesson.15/tasks)</text:p>
      <text:p text:style-name="P83"/>
      <text:p text:style-name="P83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3"/>
      <text:p text:style-name="P83"><text:tab/>whiter <text:s/>wither <text:s/>writhe </text:p>
      <text:p text:style-name="P83"><text:tab/>woodworm <text:s text:c="7"/>wormwood </text:p>
      <text:p text:style-name="P83"/>
      <text:p text:style-name="P83">ожидаемый выход: find_all_anagrams.out</text:p>
      <text:p text:style-name="P83"/>
      <text:p text:style-name="P83">ответ: find_all_anagrams</text:p>
      <text:p text:style-name="P83"/>
      <text:p text:style-name="P83">Дополнительное задание (по желанию):</text:p>
      <text:p text:style-name="P83"/>
      <text:p text:style-name="P83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3"/>
      <text:p text:style-name="P83"><text:tab/>Workman<text:tab/>workman </text:p>
      <text:p text:style-name="P83"/>
      <text:p text:style-name="P83">ожидаемый выход: find_all_anagrams.2.out</text:p>
      <text:p text:style-name="P83">ответ: find_all_anagrams.2</text:p>
      <text:p text:style-name="P8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4">Хэши</text:p>
            <text:p text:style-name="P144">Решение задачи find_words</text:p>
          </table:table-cell>
          <table:table-cell table:style-name="Table16.A1" office:value-type="string">
            <text:p text:style-name="P146">Занятие 16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645294554" text:style-name="L52">
        <text:list-item>
          <text:p text:style-name="P213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0"/>
      <text:p text:style-name="P8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4">Сортировка хэша Hash#sort, Hash#sort_by</text:p>
            <text:p text:style-name="P144">Решение задачи cmpsort</text:p>
            <text:p text:style-name="P144">Решение задачи find_words</text:p>
          </table:table-cell>
          <table:table-cell table:style-name="Table17.A1" office:value-type="string">
            <text:p text:style-name="P146">Занятие 17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2094504583" text:style-name="L53">
        <text:list-item>
          <text:p text:style-name="P214">lesson.17.tar.bz2</text:p>
        </text:list-item>
      </text:list>
      <text:list xml:id="list2085725997" text:continue-list="list1645294554" text:style-name="L52">
        <text:list-header>
          <text:p text:style-name="P252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5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7"><text:tab/><text:span text:style-name="T19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19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4">Решение задачи find_words</text:p>
          </table:table-cell>
          <table:table-cell table:style-name="Table18.A1" office:value-type="string">
            <text:p text:style-name="P146">Занятие 18</text:p>
            <text:p text:style-name="P146">(90 минут)</text:p>
          </table:table-cell>
        </table:table-row>
      </table:table>
      <text:p text:style-name="P144"/>
      <text:p text:style-name="P161">find_words - способы загрузки внешнего файла</text:p>
      <text:p text:style-name="P144"/>
      <text:p text:style-name="P144">load_queries_1</text:p>
      <text:p text:style-name="P144"><text:tab/>загружает все строки в массив, включая пустые. и с \n в конце</text:p>
      <text:p text:style-name="P144"/>
      <text:p text:style-name="P144">load_queries_2</text:p>
      <text:p text:style-name="P144"><text:tab/>загружает в массив, непустые строки, без \n</text:p>
      <text:p text:style-name="P144"/>
      <text:p text:style-name="P144">load_queries_3</text:p>
      <text:p text:style-name="P144"><text:tab/>преобразование массива в хэш</text:p>
      <text:p text:style-name="P144"/>
      <text:p text:style-name="P144">load_queries_4</text:p>
      <text:p text:style-name="P144"><text:tab/>еще вариант преобразования массива в хэш</text:p>
      <text:p text:style-name="P144"/>
      <text:p text:style-name="P144">load_queries_5</text:p>
      <text:p text:style-name="P144"><text:tab/>(рефакторинг) самый компактный вариант</text:p>
      <text:p text:style-name="P162"/>
      <text:p text:style-name="P158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8"><text:tab/>ответ: load_queries_6</text:p>
      <text:p text:style-name="P158">&gt;&gt;&gt; load_queries_6 содержит пример тернарной операции</text:p>
      <text:p text:style-name="P158"/>
      <text:p text:style-name="P160">find_words -- поиск</text:p>
      <text:p text:style-name="P160"/>
      <text:p text:style-name="P158">для нижеследующих заданий лучше использовать большой список queries (data/words.txt)</text:p>
      <text:p text:style-name="P158"/>
      <text:p text:style-name="P158">finding_queries_1 queries.txt</text:p>
      <text:p text:style-name="P181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1">time -p user=0.24</text:p>
      <text:p text:style-name="P158"/>
      <text:p text:style-name="P158">finding_queries_2</text:p>
      <text:p text:style-name="P182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2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2">time -p user=2215.42 (36min) (на words.txt)</text:p>
      <text:p text:style-name="P182"/>
      <text:p text:style-name="P105">finding_queries_3</text:p>
      <text:p text:style-name="P183">решение основано на finding_queries_2, но итерирование происходит по массиву слов предложения.</text:p>
      <text:p text:style-name="P183">time -p user=1232.39 (20min) (на words.txt)</text:p>
      <text:p text:style-name="P158"/>
      <text:p text:style-name="P158">finding_queries_4</text:p>
      <text:p text:style-name="P179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80">time -p user=0.97 (1.5sec) (на words.txt)</text:p>
      <text:p text:style-name="P180"/>
      <text:p text:style-name="P106">find_words -- построение фраз</text:p>
      <text:p text:style-name="P106"/>
      <text:p text:style-name="P105">на примере построения всех подстрок некоторой строки</text:p>
      <text:p text:style-name="P105"/>
      <text:p text:style-name="P105">all_substrings_1</text:p>
      <text:p text:style-name="P180">построение подстрок от заданной позиции, используя string[start, end]</text:p>
      <text:p text:style-name="P180"/>
      <text:p text:style-name="P105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0">ответ: all_substrings_2</text:p>
      <text:p text:style-name="P158"/>
      <text:p text:style-name="P158">all_substrings_3</text:p>
      <text:p text:style-name="P184">генерация всех подстрок длин 3 из заданного слова, начиная от начала слова.</text:p>
      <text:p text:style-name="P18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4">Introduction to CRF</text:p>
            <text:p text:style-name="P144">assign_properties</text:p>
          </table:table-cell>
          <table:table-cell table:style-name="Таблица6.A1" office:value-type="string">
            <text:p text:style-name="P146">Занятие 19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2051595057" text:style-name="L54">
        <text:list-item>
          <text:p text:style-name="P248"><text:span text:style-name="T4">lesson.1</text:span><text:span text:style-name="T4">9</text:span><text:span text:style-name="T4">.tar.bz2</text:span></text:p>
        </text:list-item>
        <text:list-item>
          <text:p text:style-name="P215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4">Radix sort (поразрядная/цифровая сортировка)</text:p>
            <text:p text:style-name="P144"/>
          </table:table-cell>
          <table:table-cell table:style-name="Таблица7.A1" office:value-type="string">
            <text:p text:style-name="P146">Занятие 20</text:p>
            <text:p text:style-name="P146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1093036182" text:continue-numbering="true" text:style-name="L54">
        <text:list-item>
          <text:p text:style-name="P248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0">1234<text:span text:style-name="T1">5</text:span></text:p>
          </table:table-cell>
          <table:table-cell table:style-name="Таблица8.B1" office:value-type="string">
            <text:p text:style-name="P121">n % 10 / 1</text:p>
          </table:table-cell>
          <table:table-cell table:style-name="Таблица8.C1" office:value-type="string">
            <text:p text:style-name="P121">n % 10^1 / 10^0</text:p>
          </table:table-cell>
          <table:table-cell table:style-name="Таблица8.D1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<text:span text:style-name="T1">3</text:span>45</text:p>
          </table:table-cell>
          <table:table-cell table:style-name="Таблица8.B4" office:value-type="string">
            <text:p text:style-name="P140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C4" office:value-type="string">
            <text:p text:style-name="P121">n % 10^3 / 10^2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<text:span text:style-name="T1">2</text:span>345</text:p>
          </table:table-cell>
          <table:table-cell table:style-name="Таблица8.B4" office:value-type="string">
            <text:p text:style-name="P121">n % 10000 / 1000</text:p>
          </table:table-cell>
          <table:table-cell table:style-name="Таблица8.C4" office:value-type="string">
            <text:p text:style-name="P121">n % 10^4 / 10^3</text:p>
          </table:table-cell>
          <table:table-cell table:style-name="Таблица8.D4" office:value-type="string">
            <text:p text:style-name="P140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4">Поразрядная сортировка для строк (radix sort for strings)</text:p>
            <text:p text:style-name="P144">String#ord, Integer#char</text:p>
          </table:table-cell>
          <table:table-cell table:style-name="Таблица9.A1" office:value-type="string">
            <text:p text:style-name="P146">Занятие 21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47"/>
      <text:list xml:id="list1039949638" text:style-name="L55">
        <text:list-item>
          <text:p text:style-name="P216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301136686" text:style-name="L56">
        <text:list-item>
          <text:p text:style-name="P217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5">Шаг 2. </text:span><text:span text:style-name="T5">Работает ли сортировка для тесткейса #2?</text:span><text:span text:style-name="T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0">left alignment</text:p>
          </table:table-cell>
          <table:table-cell table:style-name="Таблица10.B1" office:value-type="string">
            <text:p text:style-name="P143">right alignment</text:p>
          </table:table-cell>
        </table:table-row>
        <table:table-row>
          <table:table-cell table:style-name="Таблица10.A2" office:value-type="string">
            <text:p text:style-name="P140">1-2-3-4-5-6...</text:p>
          </table:table-cell>
          <table:table-cell table:style-name="Таблица10.B2" office:value-type="string">
            <text:p text:style-name="P143">1-2-3-4-5-6...</text:p>
          </table:table-cell>
        </table:table-row>
        <table:table-row>
          <table:table-cell table:style-name="Таблица10.A2" office:value-type="string">
            <text:p text:style-name="P140">a p p l e _</text:p>
          </table:table-cell>
          <table:table-cell table:style-name="Таблица10.B2" office:value-type="string">
            <text:p text:style-name="P143">_____apple</text:p>
          </table:table-cell>
        </table:table-row>
        <table:table-row>
          <table:table-cell table:style-name="Таблица10.A2" office:value-type="string">
            <text:p text:style-name="P140">a p p l e s</text:p>
          </table:table-cell>
          <table:table-cell table:style-name="Таблица10.B2" office:value-type="string">
            <text:p text:style-name="P143">____apples</text:p>
          </table:table-cell>
        </table:table-row>
        <table:table-row>
          <table:table-cell table:style-name="Таблица10.A2" office:value-type="string">
            <text:p text:style-name="P140">l a m p _</text:p>
          </table:table-cell>
          <table:table-cell table:style-name="Таблица10.B2" office:value-type="string">
            <text:p text:style-name="P143">_____lamp</text:p>
          </table:table-cell>
        </table:table-row>
        <table:table-row>
          <table:table-cell table:style-name="Таблица10.A2" office:value-type="string">
            <text:p text:style-name="P140">r a m i f i c a t i o n</text:p>
          </table:table-cell>
          <table:table-cell table:style-name="Таблица10.B2" office:value-type="string">
            <text:p text:style-name="P143">ramification</text:p>
          </table:table-cell>
        </table:table-row>
        <table:table-row>
          <table:table-cell table:style-name="Таблица10.A2" office:value-type="string">
            <text:p text:style-name="P140">ramp</text:p>
          </table:table-cell>
          <table:table-cell table:style-name="Таблица10.B2" office:value-type="string">
            <text:p text:style-name="P143">_____ramp</text:p>
          </table:table-cell>
        </table:table-row>
        <table:table-row>
          <table:table-cell table:style-name="Таблица10.A2" office:value-type="string">
            <text:p text:style-name="P140">...-4-3-2-1</text:p>
          </table:table-cell>
          <table:table-cell table:style-name="Таблица10.B2" office:value-type="string">
            <text:p text:style-name="P14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5">Работа с UTF-8<text:line-break/>CRF и text_spacer для русского текста</text:p>
          </table:table-cell>
          <table:table-cell table:style-name="Table19.A1" office:value-type="string">
            <text:p text:style-name="P146">Занятие 22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62"/>
      <text:list xml:id="list907769409" text:continue-list="list1093036182" text:style-name="L54">
        <text:list-item>
          <text:p text:style-name="P253">lesson.22.tar.bz2</text:p>
        </text:list-item>
      </text:list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62">Преобразование регистра написания</text:p>
      <text:p text:style-name="P62"/>
      <text:p text:style-name="P47">&gt; test_russian_utf8_2 test_russian_utf8.txt</text:p>
      <text:p text:style-name="P47"/>
      <text:p text:style-name="P47">Разработчиками было принято решение не поддерживать регистровые преобразования в ядре языка.</text:p>
      <text:p text:style-name="P62"/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1">ß</text:span> --&gt; SS но не всякое SS -&gt; <text:span text:style-name="T31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е регистра: Решение</text:p>
      <text:p text:style-name="P47"/>
      <text:p text:style-name="P47">1. Использовать механизм Multibyte из ActiveSupport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&gt; gem install unicode_utils</text:p>
      <text:p text:style-name="P47"/>
      <text:p text:style-name="P47">&gt; require 'unicode_utils'</text:p>
      <text:p text:style-name="P47"><text:soft-page-break/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 </text:p>
      <text:p text:style-name="P47"><text:s text:c="4"/>PATH="$(ruby -rubygems -e 'puts Gem.user_dir')/bin:$PATH" 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/>
      <text:p text:style-name="P47">&gt;echo $(ruby -rubygems -e 'puts Gem.user_dir') <text:s text:c="10"/></text:p>
      <text:p text:style-name="P47">#=&gt; /home/krot/.gem/ruby/1.9.1 </text:p>
      <text:p text:style-name="P47"/>
      <text:p text:style-name="P52">Задание по CRF вставлено сразу после первого слайда по CRF (стр. 165+)</text:p>
      <text:p text:style-name="P52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><text:soft-page-break/></text:p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tab/>слово \tab тег</text:p>
      <text:p text:style-name="P47"><text:tab/>слово \tab тег</text:p>
      <text:p text:style-name="P47"><text:tab/>[между параграфами - одна пустая строка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40">train.txt</text:p>
          </table:table-cell>
          <table:table-cell table:style-name="Table22.C1" office:value-type="string">
            <text:p text:style-name="P140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да</text:p>
          </table:table-cell>
        </table:table-row>
        <table:table-row>
          <table:table-cell table:style-name="Table22.A2" office:value-type="string">
            <text:p text:style-name="P47">2. добавить теги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нет (их там нет) -&gt; да</text:p>
          </table:table-cell>
        </table:table-row>
      </table:table>
      <text:p text:style-name="P47"/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<text:soft-page-break/>тренировочный корпус c тегами.</text:p>
      <text:p text:style-name="P47"/>
      <text:p text:style-name="P47"><text:span text:style-name="T26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116">Бля, пиздец! для контеста надо сохранять все пустые строки!</text:p>
      <text:p text:style-name="P116">syn{b,ll}_crf, похоже, не ломаются, если пустых строк больше, но они их не выводят!</text:p>
      <text:p text:style-name="P116">надо использовать --skip-line</text:p>
      <text:p text:style-name="P116">Например: verticalize --label-empty-lines</text:p>
      <text:p text:style-name="P116">исправить сркипты и внести исправления в презентацию</text:p>
      <text:p text:style-name="P116">ИСПРАВЛЕНО: synll_crf --skip-line=#!#EMPTYLINE</text:p>
      <text:p text:style-name="P116">ИСПРАВЛЕНО: cat test_short.vert.tagged | ./restore_spaces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/>
      <text:p text:style-name="P47">4. Навешивание properties</text:p>
      <text:p text:style-name="P47"><text:soft-page-break/></text:p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/>
      <text:p text:style-name="P50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19"/>
      <text:p text:style-name="P119">&gt; git init .</text:p>
      <text:p text:style-name="P119">&gt; git add file1 file2...</text:p>
      <text:p text:style-name="P119">&gt; git commit -m “some message”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 </text:p>
      <text:p text:style-name="P47"><text:s text:c="2"/>what(): <text:s/>std::bad_alloc</text:p>
      <text:p text:style-name="P47"/>
      <text:p text:style-name="P50">6. Тестирование на test.txt или применение в боевых условиях</text:p>
      <text:p text:style-name="P50"/>
      <text:p text:style-name="P50">cat test.txt | assign_properties <text:s/>| synll_crf --bin=model.bin</text:p>
      <text:p text:style-name="P50"/>
      <text:p text:style-name="P47"/>
      <text:p text:style-name="P47">7. Вставка пробелов по вычисленным тегам.</text:p>
      <text:p text:style-name="P47"/>
      <text:p text:style-name="P47"><text:soft-page-break/>Задание: разработайте скрипт, вставляющий пробелы в текст согласно тегов, вычисленных моделью.</text:p>
      <text:p text:style-name="P47"/>
      <text:p text:style-name="P47">Скрипт должен уметь принимать данные с любым количеством полей:</text:p>
      <text:p text:style-name="P47"><text:tab/>restore_spaces.1.in</text:p>
      <text:p text:style-name="P47"><text:tab/>restore_spac<text:tab/>es.2.in</text:p>
      <text:p text:style-name="P47">Ожидаемых выход для обоих входных файлов одинаковый:</text:p>
      <text:p text:style-name="P47"><text:tab/>restore_spaces.all.out</text:p>
      <text:p text:style-name="P47"/>
      <text:p text:style-name="P47">Скрипт должен распознавать метку #!#EMPTYLINE и вставлять вместо нее пустую строку. Эта логика уже реализована.</text:p>
      <text:p text:style-name="P47"/>
      <text:p text:style-name="P47">Начальный скрипт: restores_spaces_stub</text:p>
      <text:p text:style-name="P47">Возможная реализация: restores_spaces</text:p>
      <text:p text:style-name="P47"/>
      <text:p text:style-name="P50">Now you can submit the test.txt file with restored spaces to the contest by copying it into predefined directory.</text:p>
      <text:p text:style-name="P51"/>
      <text:p text:style-name="P51"/>
      <text:p text:style-name="P51"/>
      <text:p text:style-name="P51"/>
      <text:p text:style-name="P4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4">String#[]</text:p>
            <text:p text:style-name="P144">Пузырьковая сортировка (bubble sort)</text:p>
            <text:p text:style-name="P144">Сортировка кучей (Heap sort)</text:p>
          </table:table-cell>
          <table:table-cell table:style-name="Table21.A1" office:value-type="string">
            <text:p text:style-name="P146">Занятие 23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533060870" text:continue-numbering="true" text:style-name="L54">
        <text:list-item>
          <text:p text:style-name="P215">lesson.23.tar.bz2</text:p>
        </text:list-item>
      </text:list>
      <text:p text:style-name="P47"/>
      <text:p text:style-name="P62">Странности в String#[]</text:p>
      <text:p text:style-name="P82"/>
      <text:p text:style-name="P80">см. lesson.23/test_getting_chars</text:p>
      <text:p text:style-name="P80"/>
      <text:p text:style-name="P80">Обращение по одному индексу</text:p>
      <text:p text:style-name="P82"/>
      <text:p text:style-name="P81">TODO: нарисовать и пронумеровать строку слева направо и справа налево.</text:p>
      <text:p text:style-name="P81"/>
      <text:p text:style-name="P80"><text:tab/>puts "a"[0] <text:s text:c="2"/>#=&gt; "a"</text:p>
      <text:p text:style-name="P80"><text:tab/>puts "a"[-1] <text:s text:c="2"/>#=&gt; "a"</text:p>
      <text:p text:style-name="P80"><text:tab/>puts "a"[1] <text:s text:c="2"/>#=&gt; nil <text:s/># see 4.</text:p>
      <text:p text:style-name="P80"><text:tab/>puts "a"[2] <text:s text:c="2"/>#=&gt; nil</text:p>
      <text:p text:style-name="P80"><text:tab/>puts "a"[-2] <text:s text:c="2"/>#=&gt; nil # see 4.</text:p>
      <text:p text:style-name="P80"><text:tab/>puts "a"[-3] <text:s text:c="2"/>#=&gt; nil</text:p>
      <text:p text:style-name="P80"/>
      <text:p text:style-name="P80">Начальная позиция <text:span text:style-name="T1">внутри</text:span> строки - все ок.</text:p>
      <text:p text:style-name="P80"/>
      <text:p text:style-name="P80"><text:tab/>puts "a"[0,1] #=&gt; "a"</text:p>
      <text:p text:style-name="P80"><text:tab/>puts "a"[-1,1] #=&gt; "a"</text:p>
      <text:p text:style-name="P80"/>
      <text:p text:style-name="P80">Начальная позиция <text:span text:style-name="T1">вне</text:span> границ строки</text:p>
      <text:p text:style-name="P80"/>
      <text:p text:style-name="P80"><text:tab/>puts "a"[2,1] #=&gt; nil</text:p>
      <text:p text:style-name="P80"><text:tab/>puts "a"[-3,1] #=&gt; nil</text:p>
      <text:p text:style-name="P80"/>
      <text:p text:style-name="P80">Начальная позиция <text:span text:style-name="T1">примыкает</text:span> к границе строки</text:p>
      <text:p text:style-name="P80"/>
      <text:p text:style-name="P80"><text:tab/>puts "a"[1,1] #=&gt; "" <text:s text:c="4"/># WTF! see 3</text:p>
      <text:p text:style-name="P80"><text:tab/>puts "a"[-2,1] #=&gt; nil <text:s text:c="2"/># see 4. And 3. is not applicable</text:p>
      <text:p text:style-name="P80"><text:soft-page-break/></text:p>
      <text:p text:style-name="P81">TODO: добавить случаи с диапазонами “a”[1..2]</text:p>
      <text:p text:style-name="P80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4">Всякое разное шило</text:p>
            <text:p text:style-name="P144"/>
          </table:table-cell>
          <table:table-cell table:style-name="Table20.A1" office:value-type="string">
            <text:p text:style-name="P146">когда-нибудь</text:p>
          </table:table-cell>
        </table:table-row>
      </table:table>
      <text:p text:style-name="P62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<text:soft-page-break/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501072400" text:style-name="L57">
        <text:list-item>
          <text:p text:style-name="P242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42"><text:span text:style-name="T5">select в</text:span>о<text:span text:style-name="T5">звращает новый объект</text:span></text:p>
        </text:list-item>
      </text:list>
      <text:p text:style-name="P83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3"/>
      <text:p text:style-name="P167"/>
      <text:p text:style-name="P91">Арифметические операторы </text:p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9">Оператор</text:p>
            </table:table-cell>
            <table:table-cell table:style-name="Table12.A1" office:value-type="string">
              <text:p text:style-name="P139">Значение</text:p>
            </table:table-cell>
            <table:table-cell table:style-name="Table12.C1" office:value-type="string">
              <text:p text:style-name="P13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4">+</text:p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>a + b</text:p>
          </table:table-cell>
        </table:table-row>
        <table:table-row>
          <table:table-cell table:style-name="Table12.A2" office:value-type="string">
            <text:p text:style-name="P164">-</text:p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>a - 5 #=&gt; -2</text:p>
          </table:table-cell>
        </table:table-row>
        <table:table-row>
          <table:table-cell table:style-name="Table12.A2" office:value-type="string">
            <text:p text:style-name="P164">/</text:p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>10 / 8 # =&gt; 1</text:p>
          </table:table-cell>
        </table:table-row>
        <table:table-row>
          <table:table-cell table:style-name="Table12.A2" office:value-type="string">
            <text:p text:style-name="P164">*</text:p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>2 * 5 * b #=&gt; 20</text:p>
          </table:table-cell>
        </table:table-row>
        <table:table-row>
          <table:table-cell table:style-name="Table12.A2" office:value-type="string">
            <text:p text:style-name="P164">%</text:p>
          </table:table-cell>
          <table:table-cell table:style-name="Table12.A2" office:value-type="string">
            <text:p text:style-name="P164">остаток от деления (remainder; modulo)</text:p>
          </table:table-cell>
          <table:table-cell table:style-name="Table12.C2" office:value-type="string">
            <text:p text:style-name="P164">10 % 3 #=&gt; 1</text:p>
          </table:table-cell>
        </table:table-row>
        <table:table-row table:style-name="Table12.7">
          <table:table-cell table:style-name="Table12.A2" office:value-type="string">
            <text:p text:style-name="P164">**</text:p>
          </table:table-cell>
          <table:table-cell table:style-name="Table12.A2" office:value-type="string">
            <text:p text:style-name="P164">экспоненциация (возведение в степень)</text:p>
          </table:table-cell>
          <table:table-cell table:style-name="Table12.C2" office:value-type="string">
            <text:p text:style-name="P164">b**8 #=&gt; 256</text:p>
          </table:table-cell>
        </table:table-row>
        <table:table-row table:style-name="Table12.7">
          <table:table-cell table:style-name="Table12.A2" office:value-type="string">
            <text:p text:style-name="P164"/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/>
          </table:table-cell>
        </table:table-row>
      </table:table>
      <text:p text:style-name="P92"/>
      <text:list xml:id="list1943018942" text:style-name="L58">
        <text:list-item>
          <text:p text:style-name="P243">унарная оператор – оператор, принимающий один аргумент (операнд)</text:p>
        </text:list-item>
        <text:list-item>
          <text:p text:style-name="P243">бинарная оператор – принимает два операнда</text:p>
        </text:list-item>
      </text:list>
      <text:p text:style-name="P9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4">-</text:p>
          </table:table-cell>
          <table:table-cell table:style-name="Table13.A1" office:value-type="string">
            <text:p text:style-name="P164">унарный минус</text:p>
          </table:table-cell>
          <table:table-cell table:style-name="Table13.C1" office:value-type="string">
            <text:p text:style-name="P164">-5 <text:s/>-a</text:p>
          </table:table-cell>
        </table:table-row>
        <table:table-row>
          <table:table-cell table:style-name="Table13.A2" office:value-type="string">
            <text:p text:style-name="P164">+</text:p>
          </table:table-cell>
          <table:table-cell table:style-name="Table13.A2" office:value-type="string">
            <text:p text:style-name="P164">унарный плюс</text:p>
          </table:table-cell>
          <table:table-cell table:style-name="Table13.C2" office:value-type="string">
            <text:p text:style-name="P164">+</text:p>
          </table:table-cell>
        </table:table-row>
      </table:table>
      <text:p text:style-name="P92"/>
      <text:p text:style-name="P92">есть битовые операции</text:p>
      <text:list xml:id="list1389865241" text:style-name="L59">
        <text:list-item>
          <text:p text:style-name="P244">двоичное смещение вправо: 10 &gt;&gt; 1 #=&gt; 5 равноценно делению на 2</text:p>
        </text:list-item>
        <text:list-item>
          <text:p text:style-name="P244">двоичное смещение влево: 10 &lt;&lt; 2 #= &gt; 40 равноценно умножению на 4</text:p>
          <text:p text:style-name="P245"/>
        </text:list-item>
      </text:list>
      <text:p text:style-name="P91">Приоритеты операций (operator precedence)</text:p>
      <text:p text:style-name="P92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0">Оператор</text:p>
          </table:table-cell>
          <table:table-cell table:style-name="Table15.B1" office:value-type="string">
            <text:p text:style-name="P140">Описание</text:p>
          </table:table-cell>
        </table:table-row>
        <table:table-row>
          <table:table-cell table:style-name="Table15.A2" office:value-type="string">
            <text:p text:style-name="P140">**</text:p>
          </table:table-cell>
          <table:table-cell table:style-name="Table15.B2" office:value-type="string">
            <text:p text:style-name="P140">возведение в степень</text:p>
          </table:table-cell>
        </table:table-row>
        <table:table-row>
          <table:table-cell table:style-name="Table15.A2" office:value-type="string">
            <text:p text:style-name="P93"><text:span text:style-name="Source_20_Text"><text:span text:style-name="T11">!+-</text:span></text:span></text:p>
          </table:table-cell>
          <table:table-cell table:style-name="Table15.B2" office:value-type="string">
            <text:p text:style-name="P14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0">* / %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+ -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&lt; &gt; &lt;= &gt;=</text:p>
          </table:table-cell>
          <table:table-cell table:style-name="Table15.B2" office:value-type="string">
            <text:p text:style-name="P140">операторы сравнения</text:p>
          </table:table-cell>
        </table:table-row>
        <table:table-row>
          <table:table-cell table:style-name="Table15.A2" office:value-type="string">
            <text:p text:style-name="P103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4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0">&amp;&amp;</text:p>
          </table:table-cell>
          <table:table-cell table:style-name="Table15.B2" office:value-type="string">
            <text:p text:style-name="P140">логическое И</text:p>
          </table:table-cell>
        </table:table-row>
        <table:table-row>
          <table:table-cell table:style-name="Table15.A2" office:value-type="string">
            <text:p text:style-name="P140">||</text:p>
          </table:table-cell>
          <table:table-cell table:style-name="Table15.B2" office:value-type="string">
            <text:p text:style-name="P14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4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4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0">not</text:p>
          </table:table-cell>
          <table:table-cell table:style-name="Table15.B2" office:value-type="string">
            <text:p text:style-name="P14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0">and or</text:p>
          </table:table-cell>
          <table:table-cell table:style-name="Table15.B2" office:value-type="string">
            <text:p text:style-name="P14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0"/>
          </table:table-cell>
          <table:table-cell table:style-name="Table15.B2" office:value-type="string">
            <text:p text:style-name="P140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4"><text:span text:style-name="Source_20_Text"><text:span text:style-name="T16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40">y += 1</text:p>
          </table:table-cell>
          <table:table-cell table:style-name="Table14.C1" office:value-type="string">
            <text:p text:style-name="P140">нету: <text:s/>y++</text:p>
          </table:table-cell>
        </table:table-row>
        <table:table-row>
          <table:table-cell table:style-name="Table14.A2" office:value-type="string">
            <text:p text:style-name="P140">y = y - 2</text:p>
          </table:table-cell>
          <table:table-cell table:style-name="Table14.A2" office:value-type="string">
            <text:p text:style-name="P140">y -= 2</text:p>
          </table:table-cell>
          <table:table-cell table:style-name="Table14.C2" office:value-type="string">
            <text:p text:style-name="P140">нету: y--</text:p>
          </table:table-cell>
        </table:table-row>
        <table:table-row>
          <table:table-cell table:style-name="Table14.A2" office:value-type="string">
            <text:p text:style-name="P140">y = y * 2</text:p>
          </table:table-cell>
          <table:table-cell table:style-name="Table14.A2" office:value-type="string">
            <text:p text:style-name="P140">y *=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%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/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y ** 3</text:p>
          </table:table-cell>
          <table:table-cell table:style-name="Table14.A2" office:value-type="string">
            <text:p text:style-name="P140">y *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3 если y неопределено</text:p>
          </table:table-cell>
          <table:table-cell table:style-name="Table14.A2" office:value-type="string">
            <text:p text:style-name="P140">y ||= 3</text:p>
          </table:table-cell>
          <table:table-cell table:style-name="Table14.C2" office:value-type="string">
            <text:p text:style-name="P140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4"><text:span text:style-name="Source_20_Text"><text:span text:style-name="T9">!!! задание: попробовать в irb. Измениться ли значение переменной a ?</text:span></text:span></text:p>
      <text:p text:style-name="P94"><text:span text:style-name="Source_20_Text"><text:span text:style-name="T9"/></text:span></text:p>
      <text:p text:style-name="P135"><text:span text:style-name="Source_20_Text"><text:span text:style-name="T9">a ||= 2</text:span></text:span></text:p>
      <text:p text:style-name="P126"><text:span text:style-name="Source_20_Text"><text:span text:style-name="T6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17T18:52:55</dc:date>
    <meta:editing-duration>P6DT15H22M30S</meta:editing-duration>
    <meta:editing-cycles>1041</meta:editing-cycles>
    <dc:creator>Nikolai Krot</dc:creator>
    <meta:document-statistic meta:table-count="37" meta:image-count="0" meta:object-count="0" meta:page-count="93" meta:paragraph-count="2586" meta:word-count="13836" meta:character-count="89701" meta:non-whitespace-character-count="81858"/>
  </office:meta>
</office:document-meta>
</file>